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8638in" svg:height="6.1177in" svg:x="6.7047in" svg:y="27.3043in">
            <draw:object draw:notify-on-update-of-ranges="Sheet1.C1:Sheet1.C1 Sheet1.C2:Sheet1.C201 Sheet1.A2:Sheet1.A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8142in" svg:height="6.0783in" svg:x="6.6894in" svg:y="33.8591in">
            <draw:object draw:notify-on-update-of-ranges="Sheet1.D1:Sheet1.D1 Sheet1.D2:Sheet1.D201 Sheet1.A2:Sheet1.A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um data point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n*log(n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62" calcext:value-type="float">
            <text:p>0.0062</text:p>
          </table:table-cell>
          <table:table-cell table:formula="of:=LOG([.A2])" office:value-type="float" office:value="1.69897000433602" calcext:value-type="float">
            <text:p>1.6989700043</text:p>
          </table:table-cell>
          <table:table-cell table:formula="of:=[.A2]*LOG([.A2])" office:value-type="float" office:value="84.9485002168009" calcext:value-type="float">
            <text:p>84.9485002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81" calcext:value-type="float">
            <text:p>0.0081</text:p>
          </table:table-cell>
          <table:table-cell table:formula="of:=LOG([.A3])" office:value-type="float" office:value="2" calcext:value-type="float">
            <text:p>2</text:p>
          </table:table-cell>
          <table:table-cell table:formula="of:=[.A3]*LOG([.A3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18" calcext:value-type="float">
            <text:p>0.0118</text:p>
          </table:table-cell>
          <table:table-cell table:formula="of:=LOG([.A4])" office:value-type="float" office:value="2.17609125905568" calcext:value-type="float">
            <text:p>2.1760912591</text:p>
          </table:table-cell>
          <table:table-cell table:formula="of:=[.A4]*LOG([.A4])" office:value-type="float" office:value="326.413688858352" calcext:value-type="float">
            <text:p>326.41368885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9" calcext:value-type="float">
            <text:p>0.0149</text:p>
          </table:table-cell>
          <table:table-cell table:formula="of:=LOG([.A5])" office:value-type="float" office:value="2.30102999566398" calcext:value-type="float">
            <text:p>2.3010299957</text:p>
          </table:table-cell>
          <table:table-cell table:formula="of:=[.A5]*LOG([.A5])" office:value-type="float" office:value="460.205999132796" calcext:value-type="float">
            <text:p>460.20599913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195" calcext:value-type="float">
            <text:p>0.0195</text:p>
          </table:table-cell>
          <table:table-cell table:formula="of:=LOG([.A6])" office:value-type="float" office:value="2.39794000867204" calcext:value-type="float">
            <text:p>2.3979400087</text:p>
          </table:table-cell>
          <table:table-cell table:formula="of:=[.A6]*LOG([.A6])" office:value-type="float" office:value="599.485002168009" calcext:value-type="float">
            <text:p>599.4850021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216" calcext:value-type="float">
            <text:p>0.0216</text:p>
          </table:table-cell>
          <table:table-cell table:formula="of:=LOG([.A7])" office:value-type="float" office:value="2.47712125471966" calcext:value-type="float">
            <text:p>2.4771212547</text:p>
          </table:table-cell>
          <table:table-cell table:formula="of:=[.A7]*LOG([.A7])" office:value-type="float" office:value="743.136376415899" calcext:value-type="float">
            <text:p>743.13637641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249" calcext:value-type="float">
            <text:p>0.0249</text:p>
          </table:table-cell>
          <table:table-cell table:formula="of:=LOG([.A8])" office:value-type="float" office:value="2.54406804435028" calcext:value-type="float">
            <text:p>2.5440680444</text:p>
          </table:table-cell>
          <table:table-cell table:formula="of:=[.A8]*LOG([.A8])" office:value-type="float" office:value="890.423815522596" calcext:value-type="float">
            <text:p>890.42381552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85" calcext:value-type="float">
            <text:p>0.0285</text:p>
          </table:table-cell>
          <table:table-cell table:formula="of:=LOG([.A9])" office:value-type="float" office:value="2.60205999132796" calcext:value-type="float">
            <text:p>2.6020599913</text:p>
          </table:table-cell>
          <table:table-cell table:formula="of:=[.A9]*LOG([.A9])" office:value-type="float" office:value="1040.82399653118" calcext:value-type="float">
            <text:p>1040.82399653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21" calcext:value-type="float">
            <text:p>0.0321</text:p>
          </table:table-cell>
          <table:table-cell table:formula="of:=LOG([.A10])" office:value-type="float" office:value="2.65321251377534" calcext:value-type="float">
            <text:p>2.6532125138</text:p>
          </table:table-cell>
          <table:table-cell table:formula="of:=[.A10]*LOG([.A10])" office:value-type="float" office:value="1193.9456311989" calcext:value-type="float">
            <text:p>1193.94563119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359" calcext:value-type="float">
            <text:p>0.0359</text:p>
          </table:table-cell>
          <table:table-cell table:formula="of:=LOG([.A11])" office:value-type="float" office:value="2.69897000433602" calcext:value-type="float">
            <text:p>2.6989700043</text:p>
          </table:table-cell>
          <table:table-cell table:formula="of:=[.A11]*LOG([.A11])" office:value-type="float" office:value="1349.48500216801" calcext:value-type="float">
            <text:p>1349.48500216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375" calcext:value-type="float">
            <text:p>0.0375</text:p>
          </table:table-cell>
          <table:table-cell table:formula="of:=LOG([.A12])" office:value-type="float" office:value="2.74036268949424" calcext:value-type="float">
            <text:p>2.7403626895</text:p>
          </table:table-cell>
          <table:table-cell table:formula="of:=[.A12]*LOG([.A12])" office:value-type="float" office:value="1507.19947922183" calcext:value-type="float">
            <text:p>1507.19947922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425" calcext:value-type="float">
            <text:p>0.0425</text:p>
          </table:table-cell>
          <table:table-cell table:formula="of:=LOG([.A13])" office:value-type="float" office:value="2.77815125038364" calcext:value-type="float">
            <text:p>2.7781512504</text:p>
          </table:table-cell>
          <table:table-cell table:formula="of:=[.A13]*LOG([.A13])" office:value-type="float" office:value="1666.89075023019" calcext:value-type="float">
            <text:p>1666.89075023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456" calcext:value-type="float">
            <text:p>0.0456</text:p>
          </table:table-cell>
          <table:table-cell table:formula="of:=LOG([.A14])" office:value-type="float" office:value="2.81291335664286" calcext:value-type="float">
            <text:p>2.8129133566</text:p>
          </table:table-cell>
          <table:table-cell table:formula="of:=[.A14]*LOG([.A14])" office:value-type="float" office:value="1828.39368181786" calcext:value-type="float">
            <text:p>1828.39368181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493" calcext:value-type="float">
            <text:p>0.0493</text:p>
          </table:table-cell>
          <table:table-cell table:formula="of:=LOG([.A15])" office:value-type="float" office:value="2.84509804001426" calcext:value-type="float">
            <text:p>2.84509804</text:p>
          </table:table-cell>
          <table:table-cell table:formula="of:=[.A15]*LOG([.A15])" office:value-type="float" office:value="1991.56862800998" calcext:value-type="float">
            <text:p>1991.568628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23" calcext:value-type="float">
            <text:p>0.0523</text:p>
          </table:table-cell>
          <table:table-cell table:formula="of:=LOG([.A16])" office:value-type="float" office:value="2.8750612633917" calcext:value-type="float">
            <text:p>2.8750612634</text:p>
          </table:table-cell>
          <table:table-cell table:formula="of:=[.A16]*LOG([.A16])" office:value-type="float" office:value="2156.29594754377" calcext:value-type="float">
            <text:p>2156.29594754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432" calcext:value-type="float">
            <text:p>0.0432</text:p>
          </table:table-cell>
          <table:table-cell table:formula="of:=LOG([.A17])" office:value-type="float" office:value="2.90308998699194" calcext:value-type="float">
            <text:p>2.903089987</text:p>
          </table:table-cell>
          <table:table-cell table:formula="of:=[.A17]*LOG([.A17])" office:value-type="float" office:value="2322.47198959355" calcext:value-type="float">
            <text:p>2322.47198959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339" calcext:value-type="float">
            <text:p>0.0339</text:p>
          </table:table-cell>
          <table:table-cell table:formula="of:=LOG([.A18])" office:value-type="float" office:value="2.92941892571429" calcext:value-type="float">
            <text:p>2.9294189257</text:p>
          </table:table-cell>
          <table:table-cell table:formula="of:=[.A18]*LOG([.A18])" office:value-type="float" office:value="2490.00608685715" calcext:value-type="float">
            <text:p>2490.00608685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357" calcext:value-type="float">
            <text:p>0.0357</text:p>
          </table:table-cell>
          <table:table-cell table:formula="of:=LOG([.A19])" office:value-type="float" office:value="2.95424250943932" calcext:value-type="float">
            <text:p>2.9542425094</text:p>
          </table:table-cell>
          <table:table-cell table:formula="of:=[.A19]*LOG([.A19])" office:value-type="float" office:value="2658.81825849539" calcext:value-type="float">
            <text:p>2658.81825849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378" calcext:value-type="float">
            <text:p>0.0378</text:p>
          </table:table-cell>
          <table:table-cell table:formula="of:=LOG([.A20])" office:value-type="float" office:value="2.97772360528885" calcext:value-type="float">
            <text:p>2.9777236053</text:p>
          </table:table-cell>
          <table:table-cell table:formula="of:=[.A20]*LOG([.A20])" office:value-type="float" office:value="2828.83742502441" calcext:value-type="float">
            <text:p>2828.837425024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98" calcext:value-type="float">
            <text:p>0.0398</text:p>
          </table:table-cell>
          <table:table-cell table:formula="of:=LOG([.A21])" office:value-type="float" office:value="3" calcext:value-type="float">
            <text:p>3</text:p>
          </table:table-cell>
          <table:table-cell table:formula="of:=[.A21]*LOG([.A21])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418" calcext:value-type="float">
            <text:p>0.0418</text:p>
          </table:table-cell>
          <table:table-cell table:formula="of:=LOG([.A22])" office:value-type="float" office:value="3.02118929906994" calcext:value-type="float">
            <text:p>3.0211892991</text:p>
          </table:table-cell>
          <table:table-cell table:formula="of:=[.A22]*LOG([.A22])" office:value-type="float" office:value="3172.24876402343" calcext:value-type="float">
            <text:p>3172.24876402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437" calcext:value-type="float">
            <text:p>0.0437</text:p>
          </table:table-cell>
          <table:table-cell table:formula="of:=LOG([.A23])" office:value-type="float" office:value="3.04139268515822" calcext:value-type="float">
            <text:p>3.0413926852</text:p>
          </table:table-cell>
          <table:table-cell table:formula="of:=[.A23]*LOG([.A23])" office:value-type="float" office:value="3345.53195367405" calcext:value-type="float">
            <text:p>3345.531953674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457" calcext:value-type="float">
            <text:p>0.0457</text:p>
          </table:table-cell>
          <table:table-cell table:formula="of:=LOG([.A24])" office:value-type="float" office:value="3.06069784035361" calcext:value-type="float">
            <text:p>3.0606978404</text:p>
          </table:table-cell>
          <table:table-cell table:formula="of:=[.A24]*LOG([.A24])" office:value-type="float" office:value="3519.80251640665" calcext:value-type="float">
            <text:p>3519.80251640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481" calcext:value-type="float">
            <text:p>0.0481</text:p>
          </table:table-cell>
          <table:table-cell table:formula="of:=LOG([.A25])" office:value-type="float" office:value="3.07918124604762" calcext:value-type="float">
            <text:p>3.079181246</text:p>
          </table:table-cell>
          <table:table-cell table:formula="of:=[.A25]*LOG([.A25])" office:value-type="float" office:value="3695.01749525715" calcext:value-type="float">
            <text:p>3695.017495257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501" calcext:value-type="float">
            <text:p>0.0501</text:p>
          </table:table-cell>
          <table:table-cell table:formula="of:=LOG([.A26])" office:value-type="float" office:value="3.09691001300806" calcext:value-type="float">
            <text:p>3.096910013</text:p>
          </table:table-cell>
          <table:table-cell table:formula="of:=[.A26]*LOG([.A26])" office:value-type="float" office:value="3871.13751626007" calcext:value-type="float">
            <text:p>3871.13751626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704" calcext:value-type="float">
            <text:p>0.0704</text:p>
          </table:table-cell>
          <table:table-cell table:formula="of:=LOG([.A27])" office:value-type="float" office:value="3.11394335230684" calcext:value-type="float">
            <text:p>3.1139433523</text:p>
          </table:table-cell>
          <table:table-cell table:formula="of:=[.A27]*LOG([.A27])" office:value-type="float" office:value="4048.12635799889" calcext:value-type="float">
            <text:p>4048.126357998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689" calcext:value-type="float">
            <text:p>0.0689</text:p>
          </table:table-cell>
          <table:table-cell table:formula="of:=LOG([.A28])" office:value-type="float" office:value="3.13033376849501" calcext:value-type="float">
            <text:p>3.1303337685</text:p>
          </table:table-cell>
          <table:table-cell table:formula="of:=[.A28]*LOG([.A28])" office:value-type="float" office:value="4225.95058746826" calcext:value-type="float">
            <text:p>4225.950587468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572" calcext:value-type="float">
            <text:p>0.0572</text:p>
          </table:table-cell>
          <table:table-cell table:formula="of:=LOG([.A29])" office:value-type="float" office:value="3.14612803567824" calcext:value-type="float">
            <text:p>3.1461280357</text:p>
          </table:table-cell>
          <table:table-cell table:formula="of:=[.A29]*LOG([.A29])" office:value-type="float" office:value="4404.57924994953" calcext:value-type="float">
            <text:p>4404.579249949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576" calcext:value-type="float">
            <text:p>0.0576</text:p>
          </table:table-cell>
          <table:table-cell table:formula="of:=LOG([.A30])" office:value-type="float" office:value="3.16136800223497" calcext:value-type="float">
            <text:p>3.1613680022</text:p>
          </table:table-cell>
          <table:table-cell table:formula="of:=[.A30]*LOG([.A30])" office:value-type="float" office:value="4583.98360324071" calcext:value-type="float">
            <text:p>4583.983603240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595" calcext:value-type="float">
            <text:p>0.0595</text:p>
          </table:table-cell>
          <table:table-cell table:formula="of:=LOG([.A31])" office:value-type="float" office:value="3.17609125905568" calcext:value-type="float">
            <text:p>3.1760912591</text:p>
          </table:table-cell>
          <table:table-cell table:formula="of:=[.A31]*LOG([.A31])" office:value-type="float" office:value="4764.13688858352" calcext:value-type="float">
            <text:p>4764.136888583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0611" calcext:value-type="float">
            <text:p>0.0611</text:p>
          </table:table-cell>
          <table:table-cell table:formula="of:=LOG([.A32])" office:value-type="float" office:value="3.19033169817029" calcext:value-type="float">
            <text:p>3.1903316982</text:p>
          </table:table-cell>
          <table:table-cell table:formula="of:=[.A32]*LOG([.A32])" office:value-type="float" office:value="4945.01413216395" calcext:value-type="float">
            <text:p>4945.01413216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617" calcext:value-type="float">
            <text:p>0.0617</text:p>
          </table:table-cell>
          <table:table-cell table:formula="of:=LOG([.A33])" office:value-type="float" office:value="3.20411998265592" calcext:value-type="float">
            <text:p>3.2041199827</text:p>
          </table:table-cell>
          <table:table-cell table:formula="of:=[.A33]*LOG([.A33])" office:value-type="float" office:value="5126.59197224948" calcext:value-type="float">
            <text:p>5126.591972249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0622" calcext:value-type="float">
            <text:p>0.0622</text:p>
          </table:table-cell>
          <table:table-cell table:formula="of:=LOG([.A34])" office:value-type="float" office:value="3.21748394421391" calcext:value-type="float">
            <text:p>3.2174839442</text:p>
          </table:table-cell>
          <table:table-cell table:formula="of:=[.A34]*LOG([.A34])" office:value-type="float" office:value="5308.84850795295" calcext:value-type="float">
            <text:p>5308.84850795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655" calcext:value-type="float">
            <text:p>0.0655</text:p>
          </table:table-cell>
          <table:table-cell table:formula="of:=LOG([.A35])" office:value-type="float" office:value="3.23044892137827" calcext:value-type="float">
            <text:p>3.2304489214</text:p>
          </table:table-cell>
          <table:table-cell table:formula="of:=[.A35]*LOG([.A35])" office:value-type="float" office:value="5491.76316634307" calcext:value-type="float">
            <text:p>5491.763166343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0669" calcext:value-type="float">
            <text:p>0.0669</text:p>
          </table:table-cell>
          <table:table-cell table:formula="of:=LOG([.A36])" office:value-type="float" office:value="3.24303804868629" calcext:value-type="float">
            <text:p>3.2430380487</text:p>
          </table:table-cell>
          <table:table-cell table:formula="of:=[.A36]*LOG([.A36])" office:value-type="float" office:value="5675.31658520101" calcext:value-type="float">
            <text:p>5675.31658520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679" calcext:value-type="float">
            <text:p>0.0679</text:p>
          </table:table-cell>
          <table:table-cell table:formula="of:=LOG([.A37])" office:value-type="float" office:value="3.25527250510331" calcext:value-type="float">
            <text:p>3.2552725051</text:p>
          </table:table-cell>
          <table:table-cell table:formula="of:=[.A37]*LOG([.A37])" office:value-type="float" office:value="5859.49050918595" calcext:value-type="float">
            <text:p>5859.49050918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0703" calcext:value-type="float">
            <text:p>0.0703</text:p>
          </table:table-cell>
          <table:table-cell table:formula="of:=LOG([.A38])" office:value-type="float" office:value="3.26717172840301" calcext:value-type="float">
            <text:p>3.2671717284</text:p>
          </table:table-cell>
          <table:table-cell table:formula="of:=[.A38]*LOG([.A38])" office:value-type="float" office:value="6044.26769754558" calcext:value-type="float">
            <text:p>6044.267697545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73" calcext:value-type="float">
            <text:p>0.073</text:p>
          </table:table-cell>
          <table:table-cell table:formula="of:=LOG([.A39])" office:value-type="float" office:value="3.27875360095283" calcext:value-type="float">
            <text:p>3.278753601</text:p>
          </table:table-cell>
          <table:table-cell table:formula="of:=[.A39]*LOG([.A39])" office:value-type="float" office:value="6229.63184181037" calcext:value-type="float">
            <text:p>6229.631841810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0771" calcext:value-type="float">
            <text:p>0.0771</text:p>
          </table:table-cell>
          <table:table-cell table:formula="of:=LOG([.A40])" office:value-type="float" office:value="3.29003461136252" calcext:value-type="float">
            <text:p>3.2900346114</text:p>
          </table:table-cell>
          <table:table-cell table:formula="of:=[.A40]*LOG([.A40])" office:value-type="float" office:value="6415.56749215691" calcext:value-type="float">
            <text:p>6415.56749215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94" calcext:value-type="float">
            <text:p>0.0794</text:p>
          </table:table-cell>
          <table:table-cell table:formula="of:=LOG([.A41])" office:value-type="float" office:value="3.30102999566398" calcext:value-type="float">
            <text:p>3.3010299957</text:p>
          </table:table-cell>
          <table:table-cell table:formula="of:=[.A41]*LOG([.A41])" office:value-type="float" office:value="6602.05999132796" calcext:value-type="float">
            <text:p>6602.059991328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0817" calcext:value-type="float">
            <text:p>0.0817</text:p>
          </table:table-cell>
          <table:table-cell table:formula="of:=LOG([.A42])" office:value-type="float" office:value="3.31175386105575" calcext:value-type="float">
            <text:p>3.3117538611</text:p>
          </table:table-cell>
          <table:table-cell table:formula="of:=[.A42]*LOG([.A42])" office:value-type="float" office:value="6789.0954151643" calcext:value-type="float">
            <text:p>6789.095415164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831" calcext:value-type="float">
            <text:p>0.0831</text:p>
          </table:table-cell>
          <table:table-cell table:formula="of:=LOG([.A43])" office:value-type="float" office:value="3.32221929473392" calcext:value-type="float">
            <text:p>3.3222192947</text:p>
          </table:table-cell>
          <table:table-cell table:formula="of:=[.A43]*LOG([.A43])" office:value-type="float" office:value="6976.66051894123" calcext:value-type="float">
            <text:p>6976.6605189412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0854" calcext:value-type="float">
            <text:p>0.0854</text:p>
          </table:table-cell>
          <table:table-cell table:formula="of:=LOG([.A44])" office:value-type="float" office:value="3.3324384599156" calcext:value-type="float">
            <text:p>3.3324384599</text:p>
          </table:table-cell>
          <table:table-cell table:formula="of:=[.A44]*LOG([.A44])" office:value-type="float" office:value="7164.74268881855" calcext:value-type="float">
            <text:p>7164.742688818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875" calcext:value-type="float">
            <text:p>0.0875</text:p>
          </table:table-cell>
          <table:table-cell table:formula="of:=LOG([.A45])" office:value-type="float" office:value="3.34242268082221" calcext:value-type="float">
            <text:p>3.3424226808</text:p>
          </table:table-cell>
          <table:table-cell table:formula="of:=[.A45]*LOG([.A45])" office:value-type="float" office:value="7353.32989780885" calcext:value-type="float">
            <text:p>7353.329897808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0889" calcext:value-type="float">
            <text:p>0.0889</text:p>
          </table:table-cell>
          <table:table-cell table:formula="of:=LOG([.A46])" office:value-type="float" office:value="3.35218251811136" calcext:value-type="float">
            <text:p>3.3521825181</text:p>
          </table:table-cell>
          <table:table-cell table:formula="of:=[.A46]*LOG([.A46])" office:value-type="float" office:value="7542.41066575057" calcext:value-type="float">
            <text:p>7542.41066575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907" calcext:value-type="float">
            <text:p>0.0907</text:p>
          </table:table-cell>
          <table:table-cell table:formula="of:=LOG([.A47])" office:value-type="float" office:value="3.36172783601759" calcext:value-type="float">
            <text:p>3.361727836</text:p>
          </table:table-cell>
          <table:table-cell table:formula="of:=[.A47]*LOG([.A47])" office:value-type="float" office:value="7731.97402284046" calcext:value-type="float">
            <text:p>7731.974022840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1324" calcext:value-type="float">
            <text:p>0.1324</text:p>
          </table:table-cell>
          <table:table-cell table:formula="of:=LOG([.A48])" office:value-type="float" office:value="3.37106786227174" calcext:value-type="float">
            <text:p>3.3710678623</text:p>
          </table:table-cell>
          <table:table-cell table:formula="of:=[.A48]*LOG([.A48])" office:value-type="float" office:value="7922.00947633858" calcext:value-type="float">
            <text:p>7922.009476338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947" calcext:value-type="float">
            <text:p>0.0947</text:p>
          </table:table-cell>
          <table:table-cell table:formula="of:=LOG([.A49])" office:value-type="float" office:value="3.38021124171161" calcext:value-type="float">
            <text:p>3.3802112417</text:p>
          </table:table-cell>
          <table:table-cell table:formula="of:=[.A49]*LOG([.A49])" office:value-type="float" office:value="8112.50698010785" calcext:value-type="float">
            <text:p>8112.506980107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0966" calcext:value-type="float">
            <text:p>0.0966</text:p>
          </table:table-cell>
          <table:table-cell table:formula="of:=LOG([.A50])" office:value-type="float" office:value="3.38916608436453" calcext:value-type="float">
            <text:p>3.3891660844</text:p>
          </table:table-cell>
          <table:table-cell table:formula="of:=[.A50]*LOG([.A50])" office:value-type="float" office:value="8303.4569066931" calcext:value-type="float">
            <text:p>8303.45690669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023" calcext:value-type="float">
            <text:p>0.1023</text:p>
          </table:table-cell>
          <table:table-cell table:formula="of:=LOG([.A51])" office:value-type="float" office:value="3.39794000867204" calcext:value-type="float">
            <text:p>3.3979400087</text:p>
          </table:table-cell>
          <table:table-cell table:formula="of:=[.A51]*LOG([.A51])" office:value-type="float" office:value="8494.85002168009" calcext:value-type="float">
            <text:p>8494.850021680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1455" calcext:value-type="float">
            <text:p>0.1455</text:p>
          </table:table-cell>
          <table:table-cell table:formula="of:=LOG([.A52])" office:value-type="float" office:value="3.40654018043395" calcext:value-type="float">
            <text:p>3.4065401804</text:p>
          </table:table-cell>
          <table:table-cell table:formula="of:=[.A52]*LOG([.A52])" office:value-type="float" office:value="8686.67746010659" calcext:value-type="float">
            <text:p>8686.677460106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1051" calcext:value-type="float">
            <text:p>0.1051</text:p>
          </table:table-cell>
          <table:table-cell table:formula="of:=LOG([.A53])" office:value-type="float" office:value="3.41497334797082" calcext:value-type="float">
            <text:p>3.414973348</text:p>
          </table:table-cell>
          <table:table-cell table:formula="of:=[.A53]*LOG([.A53])" office:value-type="float" office:value="8878.93070472413" calcext:value-type="float">
            <text:p>8878.930704724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1429" calcext:value-type="float">
            <text:p>0.1429</text:p>
          </table:table-cell>
          <table:table-cell table:formula="of:=LOG([.A54])" office:value-type="float" office:value="3.42324587393681" calcext:value-type="float">
            <text:p>3.4232458739</text:p>
          </table:table-cell>
          <table:table-cell table:formula="of:=[.A54]*LOG([.A54])" office:value-type="float" office:value="9071.60156593254" calcext:value-type="float">
            <text:p>9071.601565932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171" calcext:value-type="float">
            <text:p>0.1171</text:p>
          </table:table-cell>
          <table:table-cell table:formula="of:=LOG([.A55])" office:value-type="float" office:value="3.43136376415899" calcext:value-type="float">
            <text:p>3.4313637642</text:p>
          </table:table-cell>
          <table:table-cell table:formula="of:=[.A55]*LOG([.A55])" office:value-type="float" office:value="9264.68216322927" calcext:value-type="float">
            <text:p>9264.682163229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1084" calcext:value-type="float">
            <text:p>0.1084</text:p>
          </table:table-cell>
          <table:table-cell table:formula="of:=LOG([.A56])" office:value-type="float" office:value="3.43933269383026" calcext:value-type="float">
            <text:p>3.4393326938</text:p>
          </table:table-cell>
          <table:table-cell table:formula="of:=[.A56]*LOG([.A56])" office:value-type="float" office:value="9458.16490803322" calcext:value-type="float">
            <text:p>9458.164908033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103" calcext:value-type="float">
            <text:p>0.1103</text:p>
          </table:table-cell>
          <table:table-cell table:formula="of:=LOG([.A57])" office:value-type="float" office:value="3.44715803134222" calcext:value-type="float">
            <text:p>3.4471580313</text:p>
          </table:table-cell>
          <table:table-cell table:formula="of:=[.A57]*LOG([.A57])" office:value-type="float" office:value="9652.04248775821" calcext:value-type="float">
            <text:p>9652.042487758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1128" calcext:value-type="float">
            <text:p>0.1128</text:p>
          </table:table-cell>
          <table:table-cell table:formula="of:=LOG([.A58])" office:value-type="float" office:value="3.45484486000851" calcext:value-type="float">
            <text:p>3.45484486</text:p>
          </table:table-cell>
          <table:table-cell table:formula="of:=[.A58]*LOG([.A58])" office:value-type="float" office:value="9846.30785102425" calcext:value-type="float">
            <text:p>9846.307851024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142" calcext:value-type="float">
            <text:p>0.1142</text:p>
          </table:table-cell>
          <table:table-cell table:formula="of:=LOG([.A59])" office:value-type="float" office:value="3.46239799789896" calcext:value-type="float">
            <text:p>3.4623979979</text:p>
          </table:table-cell>
          <table:table-cell table:formula="of:=[.A59]*LOG([.A59])" office:value-type="float" office:value="10040.954193907" calcext:value-type="float">
            <text:p>10040.95419390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1161" calcext:value-type="float">
            <text:p>0.1161</text:p>
          </table:table-cell>
          <table:table-cell table:formula="of:=LOG([.A60])" office:value-type="float" office:value="3.46982201597816" calcext:value-type="float">
            <text:p>3.469822016</text:p>
          </table:table-cell>
          <table:table-cell table:formula="of:=[.A60]*LOG([.A60])" office:value-type="float" office:value="10235.9749471356" calcext:value-type="float">
            <text:p>10235.97494713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18" calcext:value-type="float">
            <text:p>0.118</text:p>
          </table:table-cell>
          <table:table-cell table:formula="of:=LOG([.A61])" office:value-type="float" office:value="3.47712125471966" calcext:value-type="float">
            <text:p>3.4771212547</text:p>
          </table:table-cell>
          <table:table-cell table:formula="of:=[.A61]*LOG([.A61])" office:value-type="float" office:value="10431.363764159" calcext:value-type="float">
            <text:p>10431.36376415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1203" calcext:value-type="float">
            <text:p>0.1203</text:p>
          </table:table-cell>
          <table:table-cell table:formula="of:=LOG([.A62])" office:value-type="float" office:value="3.48429983934679" calcext:value-type="float">
            <text:p>3.4842998393</text:p>
          </table:table-cell>
          <table:table-cell table:formula="of:=[.A62]*LOG([.A62])" office:value-type="float" office:value="10627.1145100077" calcext:value-type="float">
            <text:p>10627.11451000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218" calcext:value-type="float">
            <text:p>0.1218</text:p>
          </table:table-cell>
          <table:table-cell table:formula="of:=LOG([.A63])" office:value-type="float" office:value="3.49136169383427" calcext:value-type="float">
            <text:p>3.4913616938</text:p>
          </table:table-cell>
          <table:table-cell table:formula="of:=[.A63]*LOG([.A63])" office:value-type="float" office:value="10823.2212508862" calcext:value-type="float">
            <text:p>10823.221250886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1237" calcext:value-type="float">
            <text:p>0.1237</text:p>
          </table:table-cell>
          <table:table-cell table:formula="of:=LOG([.A64])" office:value-type="float" office:value="3.4983105537896" calcext:value-type="float">
            <text:p>3.4983105538</text:p>
          </table:table-cell>
          <table:table-cell table:formula="of:=[.A64]*LOG([.A64])" office:value-type="float" office:value="11019.6782444372" calcext:value-type="float">
            <text:p>11019.678244437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272" calcext:value-type="float">
            <text:p>0.1272</text:p>
          </table:table-cell>
          <table:table-cell table:formula="of:=LOG([.A65])" office:value-type="float" office:value="3.50514997831991" calcext:value-type="float">
            <text:p>3.5051499783</text:p>
          </table:table-cell>
          <table:table-cell table:formula="of:=[.A65]*LOG([.A65])" office:value-type="float" office:value="11216.4799306237" calcext:value-type="float">
            <text:p>11216.479930623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128" calcext:value-type="float">
            <text:p>0.128</text:p>
          </table:table-cell>
          <table:table-cell table:formula="of:=LOG([.A66])" office:value-type="float" office:value="3.51188336097887" calcext:value-type="float">
            <text:p>3.511883361</text:p>
          </table:table-cell>
          <table:table-cell table:formula="of:=[.A66]*LOG([.A66])" office:value-type="float" office:value="11413.6209231813" calcext:value-type="float">
            <text:p>11413.620923181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3" calcext:value-type="float">
            <text:p>0.13</text:p>
          </table:table-cell>
          <table:table-cell table:formula="of:=LOG([.A67])" office:value-type="float" office:value="3.51851393987789" calcext:value-type="float">
            <text:p>3.5185139399</text:p>
          </table:table-cell>
          <table:table-cell table:formula="of:=[.A67]*LOG([.A67])" office:value-type="float" office:value="11611.096001597" calcext:value-type="float">
            <text:p>11611.09600159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1317" calcext:value-type="float">
            <text:p>0.1317</text:p>
          </table:table-cell>
          <table:table-cell table:formula="of:=LOG([.A68])" office:value-type="float" office:value="3.52504480703684" calcext:value-type="float">
            <text:p>3.525044807</text:p>
          </table:table-cell>
          <table:table-cell table:formula="of:=[.A68]*LOG([.A68])" office:value-type="float" office:value="11808.9001035734" calcext:value-type="float">
            <text:p>11808.90010357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343" calcext:value-type="float">
            <text:p>0.1343</text:p>
          </table:table-cell>
          <table:table-cell table:formula="of:=LOG([.A69])" office:value-type="float" office:value="3.53147891704225" calcext:value-type="float">
            <text:p>3.531478917</text:p>
          </table:table-cell>
          <table:table-cell table:formula="of:=[.A69]*LOG([.A69])" office:value-type="float" office:value="12007.0283179437" calcext:value-type="float">
            <text:p>12007.0283179437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1358" calcext:value-type="float">
            <text:p>0.1358</text:p>
          </table:table-cell>
          <table:table-cell table:formula="of:=LOG([.A70])" office:value-type="float" office:value="3.53781909507327" calcext:value-type="float">
            <text:p>3.5378190951</text:p>
          </table:table-cell>
          <table:table-cell table:formula="of:=[.A70]*LOG([.A70])" office:value-type="float" office:value="12205.4758780028" calcext:value-type="float">
            <text:p>12205.475878002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382" calcext:value-type="float">
            <text:p>0.1382</text:p>
          </table:table-cell>
          <table:table-cell table:formula="of:=LOG([.A71])" office:value-type="float" office:value="3.54406804435028" calcext:value-type="float">
            <text:p>3.5440680444</text:p>
          </table:table-cell>
          <table:table-cell table:formula="of:=[.A71]*LOG([.A71])" office:value-type="float" office:value="12404.238155226" calcext:value-type="float">
            <text:p>12404.238155226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1414" calcext:value-type="float">
            <text:p>0.1414</text:p>
          </table:table-cell>
          <table:table-cell table:formula="of:=LOG([.A72])" office:value-type="float" office:value="3.55022835305509" calcext:value-type="float">
            <text:p>3.5502283531</text:p>
          </table:table-cell>
          <table:table-cell table:formula="of:=[.A72]*LOG([.A72])" office:value-type="float" office:value="12603.3106533456" calcext:value-type="float">
            <text:p>12603.310653345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1415" calcext:value-type="float">
            <text:p>0.1415</text:p>
          </table:table-cell>
          <table:table-cell table:formula="of:=LOG([.A73])" office:value-type="float" office:value="3.55630250076729" calcext:value-type="float">
            <text:p>3.5563025008</text:p>
          </table:table-cell>
          <table:table-cell table:formula="of:=[.A73]*LOG([.A73])" office:value-type="float" office:value="12802.6890027622" calcext:value-type="float">
            <text:p>12802.689002762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1447" calcext:value-type="float">
            <text:p>0.1447</text:p>
          </table:table-cell>
          <table:table-cell table:formula="of:=LOG([.A74])" office:value-type="float" office:value="3.56229286445647" calcext:value-type="float">
            <text:p>3.5622928645</text:p>
          </table:table-cell>
          <table:table-cell table:formula="of:=[.A74]*LOG([.A74])" office:value-type="float" office:value="13002.3689552661" calcext:value-type="float">
            <text:p>13002.368955266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1454" calcext:value-type="float">
            <text:p>0.1454</text:p>
          </table:table-cell>
          <table:table-cell table:formula="of:=LOG([.A75])" office:value-type="float" office:value="3.56820172406699" calcext:value-type="float">
            <text:p>3.5682017241</text:p>
          </table:table-cell>
          <table:table-cell table:formula="of:=[.A75]*LOG([.A75])" office:value-type="float" office:value="13202.3463790479" calcext:value-type="float">
            <text:p>13202.346379047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1496" calcext:value-type="float">
            <text:p>0.1496</text:p>
          </table:table-cell>
          <table:table-cell table:formula="of:=LOG([.A76])" office:value-type="float" office:value="3.57403126772772" calcext:value-type="float">
            <text:p>3.5740312677</text:p>
          </table:table-cell>
          <table:table-cell table:formula="of:=[.A76]*LOG([.A76])" office:value-type="float" office:value="13402.6172539789" calcext:value-type="float">
            <text:p>13402.617253978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1498" calcext:value-type="float">
            <text:p>0.1498</text:p>
          </table:table-cell>
          <table:table-cell table:formula="of:=LOG([.A77])" office:value-type="float" office:value="3.57978359661681" calcext:value-type="float">
            <text:p>3.5797835966</text:p>
          </table:table-cell>
          <table:table-cell table:formula="of:=[.A77]*LOG([.A77])" office:value-type="float" office:value="13603.1776671439" calcext:value-type="float">
            <text:p>13603.1776671439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1516" calcext:value-type="float">
            <text:p>0.1516</text:p>
          </table:table-cell>
          <table:table-cell table:formula="of:=LOG([.A78])" office:value-type="float" office:value="3.5854607295085" calcext:value-type="float">
            <text:p>3.5854607295</text:p>
          </table:table-cell>
          <table:table-cell table:formula="of:=[.A78]*LOG([.A78])" office:value-type="float" office:value="13804.0238086077" calcext:value-type="float">
            <text:p>13804.023808607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1541" calcext:value-type="float">
            <text:p>0.1541</text:p>
          </table:table-cell>
          <table:table-cell table:formula="of:=LOG([.A79])" office:value-type="float" office:value="3.5910646070265" calcext:value-type="float">
            <text:p>3.591064607</text:p>
          </table:table-cell>
          <table:table-cell table:formula="of:=[.A79]*LOG([.A79])" office:value-type="float" office:value="14005.1519674033" calcext:value-type="float">
            <text:p>14005.151967403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1555" calcext:value-type="float">
            <text:p>0.1555</text:p>
          </table:table-cell>
          <table:table-cell table:formula="of:=LOG([.A80])" office:value-type="float" office:value="3.59659709562646" calcext:value-type="float">
            <text:p>3.5965970956</text:p>
          </table:table-cell>
          <table:table-cell table:formula="of:=[.A80]*LOG([.A80])" office:value-type="float" office:value="14206.5585277245" calcext:value-type="float">
            <text:p>14206.558527724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1574" calcext:value-type="float">
            <text:p>0.1574</text:p>
          </table:table-cell>
          <table:table-cell table:formula="of:=LOG([.A81])" office:value-type="float" office:value="3.60205999132796" calcext:value-type="float">
            <text:p>3.6020599913</text:p>
          </table:table-cell>
          <table:table-cell table:formula="of:=[.A81]*LOG([.A81])" office:value-type="float" office:value="14408.2399653118" calcext:value-type="float">
            <text:p>14408.239965311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1593" calcext:value-type="float">
            <text:p>0.1593</text:p>
          </table:table-cell>
          <table:table-cell table:formula="of:=LOG([.A82])" office:value-type="float" office:value="3.60745502321467" calcext:value-type="float">
            <text:p>3.6074550232</text:p>
          </table:table-cell>
          <table:table-cell table:formula="of:=[.A82]*LOG([.A82])" office:value-type="float" office:value="14610.1928440194" calcext:value-type="float">
            <text:p>14610.192844019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1692" calcext:value-type="float">
            <text:p>0.1692</text:p>
          </table:table-cell>
          <table:table-cell table:formula="of:=LOG([.A83])" office:value-type="float" office:value="3.61278385671973" calcext:value-type="float">
            <text:p>3.6127838567</text:p>
          </table:table-cell>
          <table:table-cell table:formula="of:=[.A83]*LOG([.A83])" office:value-type="float" office:value="14812.4138125509" calcext:value-type="float">
            <text:p>14812.413812550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2053" calcext:value-type="float">
            <text:p>0.2053</text:p>
          </table:table-cell>
          <table:table-cell table:formula="of:=LOG([.A84])" office:value-type="float" office:value="3.61804809671209" calcext:value-type="float">
            <text:p>3.6180480967</text:p>
          </table:table-cell>
          <table:table-cell table:formula="of:=[.A84]*LOG([.A84])" office:value-type="float" office:value="15014.8996013552" calcext:value-type="float">
            <text:p>15014.899601355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1651" calcext:value-type="float">
            <text:p>0.1651</text:p>
          </table:table-cell>
          <table:table-cell table:formula="of:=LOG([.A85])" office:value-type="float" office:value="3.6232492903979" calcext:value-type="float">
            <text:p>3.6232492904</text:p>
          </table:table-cell>
          <table:table-cell table:formula="of:=[.A85]*LOG([.A85])" office:value-type="float" office:value="15217.6470196712" calcext:value-type="float">
            <text:p>15217.6470196712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1675" calcext:value-type="float">
            <text:p>0.1675</text:p>
          </table:table-cell>
          <table:table-cell table:formula="of:=LOG([.A86])" office:value-type="float" office:value="3.62838893005031" calcext:value-type="float">
            <text:p>3.6283889301</text:p>
          </table:table-cell>
          <table:table-cell table:formula="of:=[.A86]*LOG([.A86])" office:value-type="float" office:value="15420.6529527138" calcext:value-type="float">
            <text:p>15420.652952713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1688" calcext:value-type="float">
            <text:p>0.1688</text:p>
          </table:table-cell>
          <table:table-cell table:formula="of:=LOG([.A87])" office:value-type="float" office:value="3.63346845557959" calcext:value-type="float">
            <text:p>3.6334684556</text:p>
          </table:table-cell>
          <table:table-cell table:formula="of:=[.A87]*LOG([.A87])" office:value-type="float" office:value="15623.9143589922" calcext:value-type="float">
            <text:p>15623.914358992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1714" calcext:value-type="float">
            <text:p>0.1714</text:p>
          </table:table-cell>
          <table:table-cell table:formula="of:=LOG([.A88])" office:value-type="float" office:value="3.63848925695464" calcext:value-type="float">
            <text:p>3.638489257</text:p>
          </table:table-cell>
          <table:table-cell table:formula="of:=[.A88]*LOG([.A88])" office:value-type="float" office:value="15827.4282677527" calcext:value-type="float">
            <text:p>15827.428267752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1728" calcext:value-type="float">
            <text:p>0.1728</text:p>
          </table:table-cell>
          <table:table-cell table:formula="of:=LOG([.A89])" office:value-type="float" office:value="3.64345267648619" calcext:value-type="float">
            <text:p>3.6434526765</text:p>
          </table:table-cell>
          <table:table-cell table:formula="of:=[.A89]*LOG([.A89])" office:value-type="float" office:value="16031.1917765392" calcext:value-type="float">
            <text:p>16031.191776539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1749" calcext:value-type="float">
            <text:p>0.1749</text:p>
          </table:table-cell>
          <table:table-cell table:formula="of:=LOG([.A90])" office:value-type="float" office:value="3.64836001098093" calcext:value-type="float">
            <text:p>3.648360011</text:p>
          </table:table-cell>
          <table:table-cell table:formula="of:=[.A90]*LOG([.A90])" office:value-type="float" office:value="16235.2020488651" calcext:value-type="float">
            <text:p>16235.202048865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1771" calcext:value-type="float">
            <text:p>0.1771</text:p>
          </table:table-cell>
          <table:table-cell table:formula="of:=LOG([.A91])" office:value-type="float" office:value="3.65321251377534" calcext:value-type="float">
            <text:p>3.6532125138</text:p>
          </table:table-cell>
          <table:table-cell table:formula="of:=[.A91]*LOG([.A91])" office:value-type="float" office:value="16439.456311989" calcext:value-type="float">
            <text:p>16439.45631198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1831" calcext:value-type="float">
            <text:p>0.1831</text:p>
          </table:table-cell>
          <table:table-cell table:formula="of:=LOG([.A92])" office:value-type="float" office:value="3.65801139665711" calcext:value-type="float">
            <text:p>3.6580113967</text:p>
          </table:table-cell>
          <table:table-cell table:formula="of:=[.A92]*LOG([.A92])" office:value-type="float" office:value="16643.9518547899" calcext:value-type="float">
            <text:p>16643.951854789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1817" calcext:value-type="float">
            <text:p>0.1817</text:p>
          </table:table-cell>
          <table:table-cell table:formula="of:=LOG([.A93])" office:value-type="float" office:value="3.66275783168157" calcext:value-type="float">
            <text:p>3.6627578317</text:p>
          </table:table-cell>
          <table:table-cell table:formula="of:=[.A93]*LOG([.A93])" office:value-type="float" office:value="16848.6860257352" calcext:value-type="float">
            <text:p>16848.686025735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1832" calcext:value-type="float">
            <text:p>0.1832</text:p>
          </table:table-cell>
          <table:table-cell table:formula="of:=LOG([.A94])" office:value-type="float" office:value="3.66745295288995" calcext:value-type="float">
            <text:p>3.6674529529</text:p>
          </table:table-cell>
          <table:table-cell table:formula="of:=[.A94]*LOG([.A94])" office:value-type="float" office:value="17053.6562309383" calcext:value-type="float">
            <text:p>17053.656230938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1855" calcext:value-type="float">
            <text:p>0.1855</text:p>
          </table:table-cell>
          <table:table-cell table:formula="of:=LOG([.A95])" office:value-type="float" office:value="3.67209785793572" calcext:value-type="float">
            <text:p>3.6720978579</text:p>
          </table:table-cell>
          <table:table-cell table:formula="of:=[.A95]*LOG([.A95])" office:value-type="float" office:value="17258.8599322979" calcext:value-type="float">
            <text:p>17258.859932297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1869" calcext:value-type="float">
            <text:p>0.1869</text:p>
          </table:table-cell>
          <table:table-cell table:formula="of:=LOG([.A96])" office:value-type="float" office:value="3.67669360962487" calcext:value-type="float">
            <text:p>3.6766936096</text:p>
          </table:table-cell>
          <table:table-cell table:formula="of:=[.A96]*LOG([.A96])" office:value-type="float" office:value="17464.2946457181" calcext:value-type="float">
            <text:p>17464.294645718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1891" calcext:value-type="float">
            <text:p>0.1891</text:p>
          </table:table-cell>
          <table:table-cell table:formula="of:=LOG([.A97])" office:value-type="float" office:value="3.68124123737559" calcext:value-type="float">
            <text:p>3.6812412374</text:p>
          </table:table-cell>
          <table:table-cell table:formula="of:=[.A97]*LOG([.A97])" office:value-type="float" office:value="17669.9579394028" calcext:value-type="float">
            <text:p>17669.957939402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1908" calcext:value-type="float">
            <text:p>0.1908</text:p>
          </table:table-cell>
          <table:table-cell table:formula="of:=LOG([.A98])" office:value-type="float" office:value="3.68574173860226" calcext:value-type="float">
            <text:p>3.6857417386</text:p>
          </table:table-cell>
          <table:table-cell table:formula="of:=[.A98]*LOG([.A98])" office:value-type="float" office:value="17875.847432221" calcext:value-type="float">
            <text:p>17875.84743222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1931" calcext:value-type="float">
            <text:p>0.1931</text:p>
          </table:table-cell>
          <table:table-cell table:formula="of:=LOG([.A99])" office:value-type="float" office:value="3.69019608002851" calcext:value-type="float">
            <text:p>3.69019608</text:p>
          </table:table-cell>
          <table:table-cell table:formula="of:=[.A99]*LOG([.A99])" office:value-type="float" office:value="18081.9607921397" calcext:value-type="float">
            <text:p>18081.960792139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1947" calcext:value-type="float">
            <text:p>0.1947</text:p>
          </table:table-cell>
          <table:table-cell table:formula="of:=LOG([.A100])" office:value-type="float" office:value="3.69460519893357" calcext:value-type="float">
            <text:p>3.6946051989</text:p>
          </table:table-cell>
          <table:table-cell table:formula="of:=[.A100]*LOG([.A100])" office:value-type="float" office:value="18288.2957347212" calcext:value-type="float">
            <text:p>18288.29573472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968" calcext:value-type="float">
            <text:p>0.1968</text:p>
          </table:table-cell>
          <table:table-cell table:formula="of:=LOG([.A101])" office:value-type="float" office:value="3.69897000433602" calcext:value-type="float">
            <text:p>3.6989700043</text:p>
          </table:table-cell>
          <table:table-cell table:formula="of:=[.A101]*LOG([.A101])" office:value-type="float" office:value="18494.8500216801" calcext:value-type="float">
            <text:p>18494.8500216801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1985" calcext:value-type="float">
            <text:p>0.1985</text:p>
          </table:table-cell>
          <table:table-cell table:formula="of:=LOG([.A102])" office:value-type="float" office:value="3.70329137811866" calcext:value-type="float">
            <text:p>3.7032913781</text:p>
          </table:table-cell>
          <table:table-cell table:formula="of:=[.A102]*LOG([.A102])" office:value-type="float" office:value="18701.6214594992" calcext:value-type="float">
            <text:p>18701.6214594992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2007" calcext:value-type="float">
            <text:p>0.2007</text:p>
          </table:table-cell>
          <table:table-cell table:formula="of:=LOG([.A103])" office:value-type="float" office:value="3.70757017609794" calcext:value-type="float">
            <text:p>3.7075701761</text:p>
          </table:table-cell>
          <table:table-cell table:formula="of:=[.A103]*LOG([.A103])" office:value-type="float" office:value="18908.6078980995" calcext:value-type="float">
            <text:p>18908.6078980995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2027" calcext:value-type="float">
            <text:p>0.2027</text:p>
          </table:table-cell>
          <table:table-cell table:formula="of:=LOG([.A104])" office:value-type="float" office:value="3.71180722904119" calcext:value-type="float">
            <text:p>3.711807229</text:p>
          </table:table-cell>
          <table:table-cell table:formula="of:=[.A104]*LOG([.A104])" office:value-type="float" office:value="19115.8072295621" calcext:value-type="float">
            <text:p>19115.807229562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2047" calcext:value-type="float">
            <text:p>0.2047</text:p>
          </table:table-cell>
          <table:table-cell table:formula="of:=LOG([.A105])" office:value-type="float" office:value="3.7160033436348" calcext:value-type="float">
            <text:p>3.7160033436</text:p>
          </table:table-cell>
          <table:table-cell table:formula="of:=[.A105]*LOG([.A105])" office:value-type="float" office:value="19323.217386901" calcext:value-type="float">
            <text:p>19323.21738690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2064" calcext:value-type="float">
            <text:p>0.2064</text:p>
          </table:table-cell>
          <table:table-cell table:formula="of:=LOG([.A106])" office:value-type="float" office:value="3.72015930340596" calcext:value-type="float">
            <text:p>3.7201593034</text:p>
          </table:table-cell>
          <table:table-cell table:formula="of:=[.A106]*LOG([.A106])" office:value-type="float" office:value="19530.8363428813" calcext:value-type="float">
            <text:p>19530.836342881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2087" calcext:value-type="float">
            <text:p>0.2087</text:p>
          </table:table-cell>
          <table:table-cell table:formula="of:=LOG([.A107])" office:value-type="float" office:value="3.72427586960079" calcext:value-type="float">
            <text:p>3.7242758696</text:p>
          </table:table-cell>
          <table:table-cell table:formula="of:=[.A107]*LOG([.A107])" office:value-type="float" office:value="19738.6621088842" calcext:value-type="float">
            <text:p>19738.6621088842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2105" calcext:value-type="float">
            <text:p>0.2105</text:p>
          </table:table-cell>
          <table:table-cell table:formula="of:=LOG([.A108])" office:value-type="float" office:value="3.72835378202123" calcext:value-type="float">
            <text:p>3.728353782</text:p>
          </table:table-cell>
          <table:table-cell table:formula="of:=[.A108]*LOG([.A108])" office:value-type="float" office:value="19946.6927338136" calcext:value-type="float">
            <text:p>19946.692733813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2126" calcext:value-type="float">
            <text:p>0.2126</text:p>
          </table:table-cell>
          <table:table-cell table:formula="of:=LOG([.A109])" office:value-type="float" office:value="3.73239375982297" calcext:value-type="float">
            <text:p>3.7323937598</text:p>
          </table:table-cell>
          <table:table-cell table:formula="of:=[.A109]*LOG([.A109])" office:value-type="float" office:value="20154.926303044" calcext:value-type="float">
            <text:p>20154.926303044</text:p>
          </table:table-cell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2142" calcext:value-type="float">
            <text:p>0.2142</text:p>
          </table:table-cell>
          <table:table-cell table:formula="of:=LOG([.A110])" office:value-type="float" office:value="3.73639650227664" calcext:value-type="float">
            <text:p>3.7363965023</text:p>
          </table:table-cell>
          <table:table-cell table:formula="of:=[.A110]*LOG([.A110])" office:value-type="float" office:value="20363.3609374077" calcext:value-type="float">
            <text:p>20363.360937407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166" calcext:value-type="float">
            <text:p>0.2166</text:p>
          </table:table-cell>
          <table:table-cell table:formula="of:=LOG([.A111])" office:value-type="float" office:value="3.74036268949424" calcext:value-type="float">
            <text:p>3.7403626895</text:p>
          </table:table-cell>
          <table:table-cell table:formula="of:=[.A111]*LOG([.A111])" office:value-type="float" office:value="20571.9947922183" calcext:value-type="float">
            <text:p>20571.9947922183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2182" calcext:value-type="float">
            <text:p>0.2182</text:p>
          </table:table-cell>
          <table:table-cell table:formula="of:=LOG([.A112])" office:value-type="float" office:value="3.74429298312268" calcext:value-type="float">
            <text:p>3.7442929831</text:p>
          </table:table-cell>
          <table:table-cell table:formula="of:=[.A112]*LOG([.A112])" office:value-type="float" office:value="20780.8260563309" calcext:value-type="float">
            <text:p>20780.826056330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2203" calcext:value-type="float">
            <text:p>0.2203</text:p>
          </table:table-cell>
          <table:table-cell table:formula="of:=LOG([.A113])" office:value-type="float" office:value="3.7481880270062" calcext:value-type="float">
            <text:p>3.748188027</text:p>
          </table:table-cell>
          <table:table-cell table:formula="of:=[.A113]*LOG([.A113])" office:value-type="float" office:value="20989.8529512347" calcext:value-type="float">
            <text:p>20989.8529512347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222" calcext:value-type="float">
            <text:p>0.222</text:p>
          </table:table-cell>
          <table:table-cell table:formula="of:=LOG([.A114])" office:value-type="float" office:value="3.75204844781944" calcext:value-type="float">
            <text:p>3.7520484478</text:p>
          </table:table-cell>
          <table:table-cell table:formula="of:=[.A114]*LOG([.A114])" office:value-type="float" office:value="21199.0737301798" calcext:value-type="float">
            <text:p>21199.0737301798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2241" calcext:value-type="float">
            <text:p>0.2241</text:p>
          </table:table-cell>
          <table:table-cell table:formula="of:=LOG([.A115])" office:value-type="float" office:value="3.75587485567249" calcext:value-type="float">
            <text:p>3.7558748557</text:p>
          </table:table-cell>
          <table:table-cell table:formula="of:=[.A115]*LOG([.A115])" office:value-type="float" office:value="21408.4866773332" calcext:value-type="float">
            <text:p>21408.4866773332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2259" calcext:value-type="float">
            <text:p>0.2259</text:p>
          </table:table-cell>
          <table:table-cell table:formula="of:=LOG([.A116])" office:value-type="float" office:value="3.75966784468963" calcext:value-type="float">
            <text:p>3.7596678447</text:p>
          </table:table-cell>
          <table:table-cell table:formula="of:=[.A116]*LOG([.A116])" office:value-type="float" office:value="21618.0901069654" calcext:value-type="float">
            <text:p>21618.0901069654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2277" calcext:value-type="float">
            <text:p>0.2277</text:p>
          </table:table-cell>
          <table:table-cell table:formula="of:=LOG([.A117])" office:value-type="float" office:value="3.76342799356294" calcext:value-type="float">
            <text:p>3.7634279936</text:p>
          </table:table-cell>
          <table:table-cell table:formula="of:=[.A117]*LOG([.A117])" office:value-type="float" office:value="21827.882362665" calcext:value-type="float">
            <text:p>21827.882362665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2301" calcext:value-type="float">
            <text:p>0.2301</text:p>
          </table:table-cell>
          <table:table-cell table:formula="of:=LOG([.A118])" office:value-type="float" office:value="3.76715586608218" calcext:value-type="float">
            <text:p>3.7671558661</text:p>
          </table:table-cell>
          <table:table-cell table:formula="of:=[.A118]*LOG([.A118])" office:value-type="float" office:value="22037.8618165808" calcext:value-type="float">
            <text:p>22037.8618165808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2318" calcext:value-type="float">
            <text:p>0.2318</text:p>
          </table:table-cell>
          <table:table-cell table:formula="of:=LOG([.A119])" office:value-type="float" office:value="3.77085201164214" calcext:value-type="float">
            <text:p>3.7708520116</text:p>
          </table:table-cell>
          <table:table-cell table:formula="of:=[.A119]*LOG([.A119])" office:value-type="float" office:value="22248.0268686886" calcext:value-type="float">
            <text:p>22248.0268686886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2338" calcext:value-type="float">
            <text:p>0.2338</text:p>
          </table:table-cell>
          <table:table-cell table:formula="of:=LOG([.A120])" office:value-type="float" office:value="3.77451696572855" calcext:value-type="float">
            <text:p>3.7745169657</text:p>
          </table:table-cell>
          <table:table-cell table:formula="of:=[.A120]*LOG([.A120])" office:value-type="float" office:value="22458.3759460849" calcext:value-type="float">
            <text:p>22458.375946084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357" calcext:value-type="float">
            <text:p>0.2357</text:p>
          </table:table-cell>
          <table:table-cell table:formula="of:=LOG([.A121])" office:value-type="float" office:value="3.77815125038364" calcext:value-type="float">
            <text:p>3.7781512504</text:p>
          </table:table-cell>
          <table:table-cell table:formula="of:=[.A121]*LOG([.A121])" office:value-type="float" office:value="22668.9075023019" calcext:value-type="float">
            <text:p>22668.9075023019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2378" calcext:value-type="float">
            <text:p>0.2378</text:p>
          </table:table-cell>
          <table:table-cell table:formula="of:=LOG([.A122])" office:value-type="float" office:value="3.78175537465247" calcext:value-type="float">
            <text:p>3.7817553747</text:p>
          </table:table-cell>
          <table:table-cell table:formula="of:=[.A122]*LOG([.A122])" office:value-type="float" office:value="22879.6200166474" calcext:value-type="float">
            <text:p>22879.620016647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2397" calcext:value-type="float">
            <text:p>0.2397</text:p>
          </table:table-cell>
          <table:table-cell table:formula="of:=LOG([.A123])" office:value-type="float" office:value="3.78532983501077" calcext:value-type="float">
            <text:p>3.785329835</text:p>
          </table:table-cell>
          <table:table-cell table:formula="of:=[.A123]*LOG([.A123])" office:value-type="float" office:value="23090.5119935657" calcext:value-type="float">
            <text:p>23090.5119935657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2414" calcext:value-type="float">
            <text:p>0.2414</text:p>
          </table:table-cell>
          <table:table-cell table:formula="of:=LOG([.A124])" office:value-type="float" office:value="3.78887511577542" calcext:value-type="float">
            <text:p>3.7888751158</text:p>
          </table:table-cell>
          <table:table-cell table:formula="of:=[.A124]*LOG([.A124])" office:value-type="float" office:value="23301.5819620188" calcext:value-type="float">
            <text:p>23301.5819620188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2432" calcext:value-type="float">
            <text:p>0.2432</text:p>
          </table:table-cell>
          <table:table-cell table:formula="of:=LOG([.A125])" office:value-type="float" office:value="3.79239168949825" calcext:value-type="float">
            <text:p>3.7923916895</text:p>
          </table:table-cell>
          <table:table-cell table:formula="of:=[.A125]*LOG([.A125])" office:value-type="float" office:value="23512.8284748892" calcext:value-type="float">
            <text:p>23512.8284748892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2454" calcext:value-type="float">
            <text:p>0.2454</text:p>
          </table:table-cell>
          <table:table-cell table:formula="of:=LOG([.A126])" office:value-type="float" office:value="3.79588001734407" calcext:value-type="float">
            <text:p>3.7958800173</text:p>
          </table:table-cell>
          <table:table-cell table:formula="of:=[.A126]*LOG([.A126])" office:value-type="float" office:value="23724.2501084005" calcext:value-type="float">
            <text:p>23724.2501084005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2474" calcext:value-type="float">
            <text:p>0.2474</text:p>
          </table:table-cell>
          <table:table-cell table:formula="of:=LOG([.A127])" office:value-type="float" office:value="3.79934054945358" calcext:value-type="float">
            <text:p>3.7993405495</text:p>
          </table:table-cell>
          <table:table-cell table:formula="of:=[.A127]*LOG([.A127])" office:value-type="float" office:value="23935.8454615576" calcext:value-type="float">
            <text:p>23935.8454615576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2492" calcext:value-type="float">
            <text:p>0.2492</text:p>
          </table:table-cell>
          <table:table-cell table:formula="of:=LOG([.A128])" office:value-type="float" office:value="3.80277372529198" calcext:value-type="float">
            <text:p>3.8027737253</text:p>
          </table:table-cell>
          <table:table-cell table:formula="of:=[.A128]*LOG([.A128])" office:value-type="float" office:value="24147.613155604" calcext:value-type="float">
            <text:p>24147.61315560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251" calcext:value-type="float">
            <text:p>0.251</text:p>
          </table:table-cell>
          <table:table-cell table:formula="of:=LOG([.A129])" office:value-type="float" office:value="3.80617997398389" calcext:value-type="float">
            <text:p>3.806179974</text:p>
          </table:table-cell>
          <table:table-cell table:formula="of:=[.A129]*LOG([.A129])" office:value-type="float" office:value="24359.5518334969" calcext:value-type="float">
            <text:p>24359.5518334969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2529" calcext:value-type="float">
            <text:p>0.2529</text:p>
          </table:table-cell>
          <table:table-cell table:formula="of:=LOG([.A130])" office:value-type="float" office:value="3.80955971463527" calcext:value-type="float">
            <text:p>3.8095597146</text:p>
          </table:table-cell>
          <table:table-cell table:formula="of:=[.A130]*LOG([.A130])" office:value-type="float" office:value="24571.6601593975" calcext:value-type="float">
            <text:p>24571.660159397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2551" calcext:value-type="float">
            <text:p>0.2551</text:p>
          </table:table-cell>
          <table:table-cell table:formula="of:=LOG([.A131])" office:value-type="float" office:value="3.81291335664285" calcext:value-type="float">
            <text:p>3.8129133566</text:p>
          </table:table-cell>
          <table:table-cell table:formula="of:=[.A131]*LOG([.A131])" office:value-type="float" office:value="24783.9368181786" calcext:value-type="float">
            <text:p>24783.936818178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2567" calcext:value-type="float">
            <text:p>0.2567</text:p>
          </table:table-cell>
          <table:table-cell table:formula="of:=LOG([.A132])" office:value-type="float" office:value="3.81624129999178" calcext:value-type="float">
            <text:p>3.8162413</text:p>
          </table:table-cell>
          <table:table-cell table:formula="of:=[.A132]*LOG([.A132])" office:value-type="float" office:value="24996.3805149462" calcext:value-type="float">
            <text:p>24996.380514946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2592" calcext:value-type="float">
            <text:p>0.2592</text:p>
          </table:table-cell>
          <table:table-cell table:formula="of:=LOG([.A133])" office:value-type="float" office:value="3.81954393554187" calcext:value-type="float">
            <text:p>3.8195439355</text:p>
          </table:table-cell>
          <table:table-cell table:formula="of:=[.A133]*LOG([.A133])" office:value-type="float" office:value="25208.9899745763" calcext:value-type="float">
            <text:p>25208.9899745763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2612" calcext:value-type="float">
            <text:p>0.2612</text:p>
          </table:table-cell>
          <table:table-cell table:formula="of:=LOG([.A134])" office:value-type="float" office:value="3.8228216453031" calcext:value-type="float">
            <text:p>3.8228216453</text:p>
          </table:table-cell>
          <table:table-cell table:formula="of:=[.A134]*LOG([.A134])" office:value-type="float" office:value="25421.7639412656" calcext:value-type="float">
            <text:p>25421.763941265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2633" calcext:value-type="float">
            <text:p>0.2633</text:p>
          </table:table-cell>
          <table:table-cell table:formula="of:=LOG([.A135])" office:value-type="float" office:value="3.82607480270083" calcext:value-type="float">
            <text:p>3.8260748027</text:p>
          </table:table-cell>
          <table:table-cell table:formula="of:=[.A135]*LOG([.A135])" office:value-type="float" office:value="25634.7011780955" calcext:value-type="float">
            <text:p>25634.701178095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2654" calcext:value-type="float">
            <text:p>0.2654</text:p>
          </table:table-cell>
          <table:table-cell table:formula="of:=LOG([.A136])" office:value-type="float" office:value="3.82930377283102" calcext:value-type="float">
            <text:p>3.8293037728</text:p>
          </table:table-cell>
          <table:table-cell table:formula="of:=[.A136]*LOG([.A136])" office:value-type="float" office:value="25847.8004666094" calcext:value-type="float">
            <text:p>25847.800466609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2671" calcext:value-type="float">
            <text:p>0.2671</text:p>
          </table:table-cell>
          <table:table-cell table:formula="of:=LOG([.A137])" office:value-type="float" office:value="3.83250891270624" calcext:value-type="float">
            <text:p>3.8325089127</text:p>
          </table:table-cell>
          <table:table-cell table:formula="of:=[.A137]*LOG([.A137])" office:value-type="float" office:value="26061.0606064024" calcext:value-type="float">
            <text:p>26061.0606064024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2686" calcext:value-type="float">
            <text:p>0.2686</text:p>
          </table:table-cell>
          <table:table-cell table:formula="of:=LOG([.A138])" office:value-type="float" office:value="3.83569057149242" calcext:value-type="float">
            <text:p>3.8356905715</text:p>
          </table:table-cell>
          <table:table-cell table:formula="of:=[.A138]*LOG([.A138])" office:value-type="float" office:value="26274.4804147231" calcext:value-type="float">
            <text:p>26274.480414723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2707" calcext:value-type="float">
            <text:p>0.2707</text:p>
          </table:table-cell>
          <table:table-cell table:formula="of:=LOG([.A139])" office:value-type="float" office:value="3.83884909073725" calcext:value-type="float">
            <text:p>3.8388490907</text:p>
          </table:table-cell>
          <table:table-cell table:formula="of:=[.A139]*LOG([.A139])" office:value-type="float" office:value="26488.0587260871" calcext:value-type="float">
            <text:p>26488.0587260871</text:p>
          </table:table-cell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2724" calcext:value-type="float">
            <text:p>0.2724</text:p>
          </table:table-cell>
          <table:table-cell table:formula="of:=LOG([.A140])" office:value-type="float" office:value="3.84198480459011" calcext:value-type="float">
            <text:p>3.8419848046</text:p>
          </table:table-cell>
          <table:table-cell table:formula="of:=[.A140]*LOG([.A140])" office:value-type="float" office:value="26701.7943919013" calcext:value-type="float">
            <text:p>26701.79439190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746" calcext:value-type="float">
            <text:p>0.2746</text:p>
          </table:table-cell>
          <table:table-cell table:formula="of:=LOG([.A141])" office:value-type="float" office:value="3.84509804001426" calcext:value-type="float">
            <text:p>3.84509804</text:p>
          </table:table-cell>
          <table:table-cell table:formula="of:=[.A141]*LOG([.A141])" office:value-type="float" office:value="26915.6862800998" calcext:value-type="float">
            <text:p>26915.6862800998</text:p>
          </table:table-cell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2765" calcext:value-type="float">
            <text:p>0.2765</text:p>
          </table:table-cell>
          <table:table-cell table:formula="of:=LOG([.A142])" office:value-type="float" office:value="3.8481891169914" calcext:value-type="float">
            <text:p>3.848189117</text:p>
          </table:table-cell>
          <table:table-cell table:formula="of:=[.A142]*LOG([.A142])" office:value-type="float" office:value="27129.7332747894" calcext:value-type="float">
            <text:p>27129.7332747894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2786" calcext:value-type="float">
            <text:p>0.2786</text:p>
          </table:table-cell>
          <table:table-cell table:formula="of:=LOG([.A143])" office:value-type="float" office:value="3.85125834871907" calcext:value-type="float">
            <text:p>3.8512583487</text:p>
          </table:table-cell>
          <table:table-cell table:formula="of:=[.A143]*LOG([.A143])" office:value-type="float" office:value="27343.9342759054" calcext:value-type="float">
            <text:p>27343.9342759054</text:p>
          </table:table-cell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2809" calcext:value-type="float">
            <text:p>0.2809</text:p>
          </table:table-cell>
          <table:table-cell table:formula="of:=LOG([.A144])" office:value-type="float" office:value="3.85430604180108" calcext:value-type="float">
            <text:p>3.8543060418</text:p>
          </table:table-cell>
          <table:table-cell table:formula="of:=[.A144]*LOG([.A144])" office:value-type="float" office:value="27558.2881988777" calcext:value-type="float">
            <text:p>27558.288198877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2826" calcext:value-type="float">
            <text:p>0.2826</text:p>
          </table:table-cell>
          <table:table-cell table:formula="of:=LOG([.A145])" office:value-type="float" office:value="3.85733249643127" calcext:value-type="float">
            <text:p>3.8573324964</text:p>
          </table:table-cell>
          <table:table-cell table:formula="of:=[.A145]*LOG([.A145])" office:value-type="float" office:value="27772.7939743051" calcext:value-type="float">
            <text:p>27772.7939743051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2849" calcext:value-type="float">
            <text:p>0.2849</text:p>
          </table:table-cell>
          <table:table-cell table:formula="of:=LOG([.A146])" office:value-type="float" office:value="3.86033800657099" calcext:value-type="float">
            <text:p>3.8603380066</text:p>
          </table:table-cell>
          <table:table-cell table:formula="of:=[.A146]*LOG([.A146])" office:value-type="float" office:value="27987.4505476397" calcext:value-type="float">
            <text:p>27987.450547639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287" calcext:value-type="float">
            <text:p>0.287</text:p>
          </table:table-cell>
          <table:table-cell table:formula="of:=LOG([.A147])" office:value-type="float" office:value="3.86332286012046" calcext:value-type="float">
            <text:p>3.8633228601</text:p>
          </table:table-cell>
          <table:table-cell table:formula="of:=[.A147]*LOG([.A147])" office:value-type="float" office:value="28202.2568788793" calcext:value-type="float">
            <text:p>28202.2568788793</text:p>
          </table:table-cell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2881" calcext:value-type="float">
            <text:p>0.2881</text:p>
          </table:table-cell>
          <table:table-cell table:formula="of:=LOG([.A148])" office:value-type="float" office:value="3.86628733908419" calcext:value-type="float">
            <text:p>3.8662873391</text:p>
          </table:table-cell>
          <table:table-cell table:formula="of:=[.A148]*LOG([.A148])" office:value-type="float" office:value="28417.2119422688" calcext:value-type="float">
            <text:p>28417.211942268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2906" calcext:value-type="float">
            <text:p>0.2906</text:p>
          </table:table-cell>
          <table:table-cell table:formula="of:=LOG([.A149])" office:value-type="float" office:value="3.86923171973098" calcext:value-type="float">
            <text:p>3.8692317197</text:p>
          </table:table-cell>
          <table:table-cell table:formula="of:=[.A149]*LOG([.A149])" office:value-type="float" office:value="28632.3147260092" calcext:value-type="float">
            <text:p>28632.3147260092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2923" calcext:value-type="float">
            <text:p>0.2923</text:p>
          </table:table-cell>
          <table:table-cell table:formula="of:=LOG([.A150])" office:value-type="float" office:value="3.87215627274829" calcext:value-type="float">
            <text:p>3.8721562727</text:p>
          </table:table-cell>
          <table:table-cell table:formula="of:=[.A150]*LOG([.A150])" office:value-type="float" office:value="28847.5642319748" calcext:value-type="float">
            <text:p>28847.5642319748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941" calcext:value-type="float">
            <text:p>0.2941</text:p>
          </table:table-cell>
          <table:table-cell table:formula="of:=LOG([.A151])" office:value-type="float" office:value="3.8750612633917" calcext:value-type="float">
            <text:p>3.8750612634</text:p>
          </table:table-cell>
          <table:table-cell table:formula="of:=[.A151]*LOG([.A151])" office:value-type="float" office:value="29062.9594754377" calcext:value-type="float">
            <text:p>29062.9594754377</text:p>
          </table:table-cell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2964" calcext:value-type="float">
            <text:p>0.2964</text:p>
          </table:table-cell>
          <table:table-cell table:formula="of:=LOG([.A152])" office:value-type="float" office:value="3.87794695162919" calcext:value-type="float">
            <text:p>3.8779469516</text:p>
          </table:table-cell>
          <table:table-cell table:formula="of:=[.A152]*LOG([.A152])" office:value-type="float" office:value="29278.4994848004" calcext:value-type="float">
            <text:p>29278.4994848004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2982" calcext:value-type="float">
            <text:p>0.2982</text:p>
          </table:table-cell>
          <table:table-cell table:formula="of:=LOG([.A153])" office:value-type="float" office:value="3.88081359228079" calcext:value-type="float">
            <text:p>3.8808135923</text:p>
          </table:table-cell>
          <table:table-cell table:formula="of:=[.A153]*LOG([.A153])" office:value-type="float" office:value="29494.183301334" calcext:value-type="float">
            <text:p>29494.183301334</text:p>
          </table:table-cell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3002" calcext:value-type="float">
            <text:p>0.3002</text:p>
          </table:table-cell>
          <table:table-cell table:formula="of:=LOG([.A154])" office:value-type="float" office:value="3.88366143515362" calcext:value-type="float">
            <text:p>3.8836614352</text:p>
          </table:table-cell>
          <table:table-cell table:formula="of:=[.A154]*LOG([.A154])" office:value-type="float" office:value="29710.0099789252" calcext:value-type="float">
            <text:p>29710.0099789252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3021" calcext:value-type="float">
            <text:p>0.3021</text:p>
          </table:table-cell>
          <table:table-cell table:formula="of:=LOG([.A155])" office:value-type="float" office:value="3.88649072517248" calcext:value-type="float">
            <text:p>3.8864907252</text:p>
          </table:table-cell>
          <table:table-cell table:formula="of:=[.A155]*LOG([.A155])" office:value-type="float" office:value="29925.9785838281" calcext:value-type="float">
            <text:p>29925.9785838281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3088" calcext:value-type="float">
            <text:p>0.3088</text:p>
          </table:table-cell>
          <table:table-cell table:formula="of:=LOG([.A156])" office:value-type="float" office:value="3.88930170250631" calcext:value-type="float">
            <text:p>3.8893017025</text:p>
          </table:table-cell>
          <table:table-cell table:formula="of:=[.A156]*LOG([.A156])" office:value-type="float" office:value="30142.0881944239" calcext:value-type="float">
            <text:p>30142.088194423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3065" calcext:value-type="float">
            <text:p>0.3065</text:p>
          </table:table-cell>
          <table:table-cell table:formula="of:=LOG([.A157])" office:value-type="float" office:value="3.89209460269048" calcext:value-type="float">
            <text:p>3.8920946027</text:p>
          </table:table-cell>
          <table:table-cell table:formula="of:=[.A157]*LOG([.A157])" office:value-type="float" office:value="30358.3379009857" calcext:value-type="float">
            <text:p>30358.3379009857</text:p>
          </table:table-cell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3083" calcext:value-type="float">
            <text:p>0.3083</text:p>
          </table:table-cell>
          <table:table-cell table:formula="of:=LOG([.A158])" office:value-type="float" office:value="3.89486965674525" calcext:value-type="float">
            <text:p>3.8948696567</text:p>
          </table:table-cell>
          <table:table-cell table:formula="of:=[.A158]*LOG([.A158])" office:value-type="float" office:value="30574.7268054502" calcext:value-type="float">
            <text:p>30574.7268054502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311" calcext:value-type="float">
            <text:p>0.311</text:p>
          </table:table-cell>
          <table:table-cell table:formula="of:=LOG([.A159])" office:value-type="float" office:value="3.89762709129044" calcext:value-type="float">
            <text:p>3.8976270913</text:p>
          </table:table-cell>
          <table:table-cell table:formula="of:=[.A159]*LOG([.A159])" office:value-type="float" office:value="30791.2540211945" calcext:value-type="float">
            <text:p>30791.2540211945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3119" calcext:value-type="float">
            <text:p>0.3119</text:p>
          </table:table-cell>
          <table:table-cell table:formula="of:=LOG([.A160])" office:value-type="float" office:value="3.90036712865647" calcext:value-type="float">
            <text:p>3.9003671287</text:p>
          </table:table-cell>
          <table:table-cell table:formula="of:=[.A160]*LOG([.A160])" office:value-type="float" office:value="31007.9186728189" calcext:value-type="float">
            <text:p>31007.918672818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3145" calcext:value-type="float">
            <text:p>0.3145</text:p>
          </table:table-cell>
          <table:table-cell table:formula="of:=LOG([.A161])" office:value-type="float" office:value="3.90308998699194" calcext:value-type="float">
            <text:p>3.903089987</text:p>
          </table:table-cell>
          <table:table-cell table:formula="of:=[.A161]*LOG([.A161])" office:value-type="float" office:value="31224.7198959355" calcext:value-type="float">
            <text:p>31224.7198959355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3162" calcext:value-type="float">
            <text:p>0.3162</text:p>
          </table:table-cell>
          <table:table-cell table:formula="of:=LOG([.A162])" office:value-type="float" office:value="3.90579588036787" calcext:value-type="float">
            <text:p>3.9057958804</text:p>
          </table:table-cell>
          <table:table-cell table:formula="of:=[.A162]*LOG([.A162])" office:value-type="float" office:value="31441.6568369613" calcext:value-type="float">
            <text:p>31441.6568369613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3182" calcext:value-type="float">
            <text:p>0.3182</text:p>
          </table:table-cell>
          <table:table-cell table:formula="of:=LOG([.A163])" office:value-type="float" office:value="3.90848501887865" calcext:value-type="float">
            <text:p>3.9084850189</text:p>
          </table:table-cell>
          <table:table-cell table:formula="of:=[.A163]*LOG([.A163])" office:value-type="float" office:value="31658.7286529171" calcext:value-type="float">
            <text:p>31658.7286529171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3201" calcext:value-type="float">
            <text:p>0.3201</text:p>
          </table:table-cell>
          <table:table-cell table:formula="of:=LOG([.A164])" office:value-type="float" office:value="3.91115760873998" calcext:value-type="float">
            <text:p>3.9111576087</text:p>
          </table:table-cell>
          <table:table-cell table:formula="of:=[.A164]*LOG([.A164])" office:value-type="float" office:value="31875.9345112308" calcext:value-type="float">
            <text:p>31875.9345112308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215" calcext:value-type="float">
            <text:p>0.3215</text:p>
          </table:table-cell>
          <table:table-cell table:formula="of:=LOG([.A165])" office:value-type="float" office:value="3.91381385238372" calcext:value-type="float">
            <text:p>3.9138138524</text:p>
          </table:table-cell>
          <table:table-cell table:formula="of:=[.A165]*LOG([.A165])" office:value-type="float" office:value="32093.2735895465" calcext:value-type="float">
            <text:p>32093.2735895465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324" calcext:value-type="float">
            <text:p>0.324</text:p>
          </table:table-cell>
          <table:table-cell table:formula="of:=LOG([.A166])" office:value-type="float" office:value="3.91645394854992" calcext:value-type="float">
            <text:p>3.9164539485</text:p>
          </table:table-cell>
          <table:table-cell table:formula="of:=[.A166]*LOG([.A166])" office:value-type="float" office:value="32310.7450755369" calcext:value-type="float">
            <text:p>32310.7450755369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3259" calcext:value-type="float">
            <text:p>0.3259</text:p>
          </table:table-cell>
          <table:table-cell table:formula="of:=LOG([.A167])" office:value-type="float" office:value="3.91907809237607" calcext:value-type="float">
            <text:p>3.9190780924</text:p>
          </table:table-cell>
          <table:table-cell table:formula="of:=[.A167]*LOG([.A167])" office:value-type="float" office:value="32528.3481667214" calcext:value-type="float">
            <text:p>32528.3481667214</text:p>
          </table:table-cell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328" calcext:value-type="float">
            <text:p>0.328</text:p>
          </table:table-cell>
          <table:table-cell table:formula="of:=LOG([.A168])" office:value-type="float" office:value="3.9216864754836" calcext:value-type="float">
            <text:p>3.9216864755</text:p>
          </table:table-cell>
          <table:table-cell table:formula="of:=[.A168]*LOG([.A168])" office:value-type="float" office:value="32746.0820702881" calcext:value-type="float">
            <text:p>32746.0820702881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299" calcext:value-type="float">
            <text:p>0.3299</text:p>
          </table:table-cell>
          <table:table-cell table:formula="of:=LOG([.A169])" office:value-type="float" office:value="3.92427928606188" calcext:value-type="float">
            <text:p>3.9242792861</text:p>
          </table:table-cell>
          <table:table-cell table:formula="of:=[.A169]*LOG([.A169])" office:value-type="float" office:value="32963.9460029198" calcext:value-type="float">
            <text:p>32963.9460029198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3317" calcext:value-type="float">
            <text:p>0.3317</text:p>
          </table:table-cell>
          <table:table-cell table:formula="of:=LOG([.A170])" office:value-type="float" office:value="3.92685670894969" calcext:value-type="float">
            <text:p>3.9268567089</text:p>
          </table:table-cell>
          <table:table-cell table:formula="of:=[.A170]*LOG([.A170])" office:value-type="float" office:value="33181.9391906249" calcext:value-type="float">
            <text:p>33181.939190624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344" calcext:value-type="float">
            <text:p>0.3344</text:p>
          </table:table-cell>
          <table:table-cell table:formula="of:=LOG([.A171])" office:value-type="float" office:value="3.92941892571429" calcext:value-type="float">
            <text:p>3.9294189257</text:p>
          </table:table-cell>
          <table:table-cell table:formula="of:=[.A171]*LOG([.A171])" office:value-type="float" office:value="33400.0608685715" calcext:value-type="float">
            <text:p>33400.0608685715</text:p>
          </table:table-cell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3359" calcext:value-type="float">
            <text:p>0.3359</text:p>
          </table:table-cell>
          <table:table-cell table:formula="of:=LOG([.A172])" office:value-type="float" office:value="3.93196611472817" calcext:value-type="float">
            <text:p>3.9319661147</text:p>
          </table:table-cell>
          <table:table-cell table:formula="of:=[.A172]*LOG([.A172])" office:value-type="float" office:value="33618.3102809259" calcext:value-type="float">
            <text:p>33618.310280925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378" calcext:value-type="float">
            <text:p>0.3378</text:p>
          </table:table-cell>
          <table:table-cell table:formula="of:=LOG([.A173])" office:value-type="float" office:value="3.93449845124357" calcext:value-type="float">
            <text:p>3.9344984512</text:p>
          </table:table-cell>
          <table:table-cell table:formula="of:=[.A173]*LOG([.A173])" office:value-type="float" office:value="33836.6866806947" calcext:value-type="float">
            <text:p>33836.6866806947</text:p>
          </table:table-cell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3397" calcext:value-type="float">
            <text:p>0.3397</text:p>
          </table:table-cell>
          <table:table-cell table:formula="of:=LOG([.A174])" office:value-type="float" office:value="3.93701610746481" calcext:value-type="float">
            <text:p>3.9370161075</text:p>
          </table:table-cell>
          <table:table-cell table:formula="of:=[.A174]*LOG([.A174])" office:value-type="float" office:value="34055.1893295706" calcext:value-type="float">
            <text:p>34055.1893295706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418" calcext:value-type="float">
            <text:p>0.3418</text:p>
          </table:table-cell>
          <table:table-cell table:formula="of:=LOG([.A175])" office:value-type="float" office:value="3.93951925261862" calcext:value-type="float">
            <text:p>3.9395192526</text:p>
          </table:table-cell>
          <table:table-cell table:formula="of:=[.A175]*LOG([.A175])" office:value-type="float" office:value="34273.817497782" calcext:value-type="float">
            <text:p>34273.817497782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3438" calcext:value-type="float">
            <text:p>0.3438</text:p>
          </table:table-cell>
          <table:table-cell table:formula="of:=LOG([.A176])" office:value-type="float" office:value="3.94200805302231" calcext:value-type="float">
            <text:p>3.942008053</text:p>
          </table:table-cell>
          <table:table-cell table:formula="of:=[.A176]*LOG([.A176])" office:value-type="float" office:value="34492.5704639452" calcext:value-type="float">
            <text:p>34492.5704639452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456" calcext:value-type="float">
            <text:p>0.3456</text:p>
          </table:table-cell>
          <table:table-cell table:formula="of:=LOG([.A177])" office:value-type="float" office:value="3.94448267215017" calcext:value-type="float">
            <text:p>3.9444826722</text:p>
          </table:table-cell>
          <table:table-cell table:formula="of:=[.A177]*LOG([.A177])" office:value-type="float" office:value="34711.4475149215" calcext:value-type="float">
            <text:p>34711.4475149215</text:p>
          </table:table-cell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3473" calcext:value-type="float">
            <text:p>0.3473</text:p>
          </table:table-cell>
          <table:table-cell table:formula="of:=LOG([.A178])" office:value-type="float" office:value="3.94694327069782" calcext:value-type="float">
            <text:p>3.9469432707</text:p>
          </table:table-cell>
          <table:table-cell table:formula="of:=[.A178]*LOG([.A178])" office:value-type="float" office:value="34930.4479456757" calcext:value-type="float">
            <text:p>34930.447945675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494" calcext:value-type="float">
            <text:p>0.3494</text:p>
          </table:table-cell>
          <table:table-cell table:formula="of:=LOG([.A179])" office:value-type="float" office:value="3.94939000664491" calcext:value-type="float">
            <text:p>3.9493900066</text:p>
          </table:table-cell>
          <table:table-cell table:formula="of:=[.A179]*LOG([.A179])" office:value-type="float" office:value="35149.5710591397" calcext:value-type="float">
            <text:p>35149.5710591397</text:p>
          </table:table-cell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3514" calcext:value-type="float">
            <text:p>0.3514</text:p>
          </table:table-cell>
          <table:table-cell table:formula="of:=LOG([.A180])" office:value-type="float" office:value="3.95182303531591" calcext:value-type="float">
            <text:p>3.9518230353</text:p>
          </table:table-cell>
          <table:table-cell table:formula="of:=[.A180]*LOG([.A180])" office:value-type="float" office:value="35368.8161660774" calcext:value-type="float">
            <text:p>35368.816166077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533" calcext:value-type="float">
            <text:p>0.3533</text:p>
          </table:table-cell>
          <table:table-cell table:formula="of:=LOG([.A181])" office:value-type="float" office:value="3.95424250943932" calcext:value-type="float">
            <text:p>3.9542425094</text:p>
          </table:table-cell>
          <table:table-cell table:formula="of:=[.A181]*LOG([.A181])" office:value-type="float" office:value="35588.1825849539" calcext:value-type="float">
            <text:p>35588.1825849539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3555" calcext:value-type="float">
            <text:p>0.3555</text:p>
          </table:table-cell>
          <table:table-cell table:formula="of:=LOG([.A182])" office:value-type="float" office:value="3.9566485792052" calcext:value-type="float">
            <text:p>3.9566485792</text:p>
          </table:table-cell>
          <table:table-cell table:formula="of:=[.A182]*LOG([.A182])" office:value-type="float" office:value="35807.6696418071" calcext:value-type="float">
            <text:p>35807.6696418071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3573" calcext:value-type="float">
            <text:p>0.3573</text:p>
          </table:table-cell>
          <table:table-cell table:formula="of:=LOG([.A183])" office:value-type="float" office:value="3.95904139232109" calcext:value-type="float">
            <text:p>3.9590413923</text:p>
          </table:table-cell>
          <table:table-cell table:formula="of:=[.A183]*LOG([.A183])" office:value-type="float" office:value="36027.2766701219" calcext:value-type="float">
            <text:p>36027.2766701219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359" calcext:value-type="float">
            <text:p>0.359</text:p>
          </table:table-cell>
          <table:table-cell table:formula="of:=LOG([.A184])" office:value-type="float" office:value="3.96142109406645" calcext:value-type="float">
            <text:p>3.9614210941</text:p>
          </table:table-cell>
          <table:table-cell table:formula="of:=[.A184]*LOG([.A184])" office:value-type="float" office:value="36247.003010708" calcext:value-type="float">
            <text:p>36247.00301070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3612" calcext:value-type="float">
            <text:p>0.3612</text:p>
          </table:table-cell>
          <table:table-cell table:formula="of:=LOG([.A185])" office:value-type="float" office:value="3.96378782734556" calcext:value-type="float">
            <text:p>3.9637878273</text:p>
          </table:table-cell>
          <table:table-cell table:formula="of:=[.A185]*LOG([.A185])" office:value-type="float" office:value="36466.8480115791" calcext:value-type="float">
            <text:p>36466.8480115791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363" calcext:value-type="float">
            <text:p>0.363</text:p>
          </table:table-cell>
          <table:table-cell table:formula="of:=LOG([.A186])" office:value-type="float" office:value="3.96614173273903" calcext:value-type="float">
            <text:p>3.9661417327</text:p>
          </table:table-cell>
          <table:table-cell table:formula="of:=[.A186]*LOG([.A186])" office:value-type="float" office:value="36686.811027836" calcext:value-type="float">
            <text:p>36686.811027836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365" calcext:value-type="float">
            <text:p>0.365</text:p>
          </table:table-cell>
          <table:table-cell table:formula="of:=LOG([.A187])" office:value-type="float" office:value="3.96848294855394" calcext:value-type="float">
            <text:p>3.9684829486</text:p>
          </table:table-cell>
          <table:table-cell table:formula="of:=[.A187]*LOG([.A187])" office:value-type="float" office:value="36906.8914215516" calcext:value-type="float">
            <text:p>36906.8914215516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367" calcext:value-type="float">
            <text:p>0.367</text:p>
          </table:table-cell>
          <table:table-cell table:formula="of:=LOG([.A188])" office:value-type="float" office:value="3.97081161087252" calcext:value-type="float">
            <text:p>3.9708116109</text:p>
          </table:table-cell>
          <table:table-cell table:formula="of:=[.A188]*LOG([.A188])" office:value-type="float" office:value="37127.088561658" calcext:value-type="float">
            <text:p>37127.08856165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3694" calcext:value-type="float">
            <text:p>0.3694</text:p>
          </table:table-cell>
          <table:table-cell table:formula="of:=LOG([.A189])" office:value-type="float" office:value="3.9731278535997" calcext:value-type="float">
            <text:p>3.9731278536</text:p>
          </table:table-cell>
          <table:table-cell table:formula="of:=[.A189]*LOG([.A189])" office:value-type="float" office:value="37347.4018238372" calcext:value-type="float">
            <text:p>37347.401823837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3709" calcext:value-type="float">
            <text:p>0.3709</text:p>
          </table:table-cell>
          <table:table-cell table:formula="of:=LOG([.A190])" office:value-type="float" office:value="3.97543180850926" calcext:value-type="float">
            <text:p>3.9754318085</text:p>
          </table:table-cell>
          <table:table-cell table:formula="of:=[.A190]*LOG([.A190])" office:value-type="float" office:value="37567.8305904125" calcext:value-type="float">
            <text:p>37567.830590412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3729" calcext:value-type="float">
            <text:p>0.3729</text:p>
          </table:table-cell>
          <table:table-cell table:formula="of:=LOG([.A191])" office:value-type="float" office:value="3.97772360528885" calcext:value-type="float">
            <text:p>3.9777236053</text:p>
          </table:table-cell>
          <table:table-cell table:formula="of:=[.A191]*LOG([.A191])" office:value-type="float" office:value="37788.3742502441" calcext:value-type="float">
            <text:p>37788.3742502441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3745" calcext:value-type="float">
            <text:p>0.3745</text:p>
          </table:table-cell>
          <table:table-cell table:formula="of:=LOG([.A192])" office:value-type="float" office:value="3.98000337158375" calcext:value-type="float">
            <text:p>3.9800033716</text:p>
          </table:table-cell>
          <table:table-cell table:formula="of:=[.A192]*LOG([.A192])" office:value-type="float" office:value="38009.0321986248" calcext:value-type="float">
            <text:p>38009.032198624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3766" calcext:value-type="float">
            <text:p>0.3766</text:p>
          </table:table-cell>
          <table:table-cell table:formula="of:=LOG([.A193])" office:value-type="float" office:value="3.98227123303957" calcext:value-type="float">
            <text:p>3.982271233</text:p>
          </table:table-cell>
          <table:table-cell table:formula="of:=[.A193]*LOG([.A193])" office:value-type="float" office:value="38229.8038371799" calcext:value-type="float">
            <text:p>38229.8038371799</text:p>
          </table:table-cell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3783" calcext:value-type="float">
            <text:p>0.3783</text:p>
          </table:table-cell>
          <table:table-cell table:formula="of:=LOG([.A194])" office:value-type="float" office:value="3.98452731334379" calcext:value-type="float">
            <text:p>3.9845273133</text:p>
          </table:table-cell>
          <table:table-cell table:formula="of:=[.A194]*LOG([.A194])" office:value-type="float" office:value="38450.6885737676" calcext:value-type="float">
            <text:p>38450.6885737676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3803" calcext:value-type="float">
            <text:p>0.3803</text:p>
          </table:table-cell>
          <table:table-cell table:formula="of:=LOG([.A195])" office:value-type="float" office:value="3.98677173426624" calcext:value-type="float">
            <text:p>3.9867717343</text:p>
          </table:table-cell>
          <table:table-cell table:formula="of:=[.A195]*LOG([.A195])" office:value-type="float" office:value="38671.6858223826" calcext:value-type="float">
            <text:p>38671.6858223826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3824" calcext:value-type="float">
            <text:p>0.3824</text:p>
          </table:table-cell>
          <table:table-cell table:formula="of:=LOG([.A196])" office:value-type="float" office:value="3.98900461569854" calcext:value-type="float">
            <text:p>3.9890046157</text:p>
          </table:table-cell>
          <table:table-cell table:formula="of:=[.A196]*LOG([.A196])" office:value-type="float" office:value="38892.7950030607" calcext:value-type="float">
            <text:p>38892.7950030607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3844" calcext:value-type="float">
            <text:p>0.3844</text:p>
          </table:table-cell>
          <table:table-cell table:formula="of:=LOG([.A197])" office:value-type="float" office:value="3.99122607569249" calcext:value-type="float">
            <text:p>3.9912260757</text:p>
          </table:table-cell>
          <table:table-cell table:formula="of:=[.A197]*LOG([.A197])" office:value-type="float" office:value="39114.0155417864" calcext:value-type="float">
            <text:p>39114.0155417864</text:p>
          </table:table-cell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3863" calcext:value-type="float">
            <text:p>0.3863</text:p>
          </table:table-cell>
          <table:table-cell table:formula="of:=LOG([.A198])" office:value-type="float" office:value="3.99343623049761" calcext:value-type="float">
            <text:p>3.9934362305</text:p>
          </table:table-cell>
          <table:table-cell table:formula="of:=[.A198]*LOG([.A198])" office:value-type="float" office:value="39335.3468704015" calcext:value-type="float">
            <text:p>39335.3468704015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3883" calcext:value-type="float">
            <text:p>0.3883</text:p>
          </table:table-cell>
          <table:table-cell table:formula="of:=LOG([.A199])" office:value-type="float" office:value="3.99563519459755" calcext:value-type="float">
            <text:p>3.9956351946</text:p>
          </table:table-cell>
          <table:table-cell table:formula="of:=[.A199]*LOG([.A199])" office:value-type="float" office:value="39556.7884265157" calcext:value-type="float">
            <text:p>39556.7884265157</text:p>
          </table:table-cell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3903" calcext:value-type="float">
            <text:p>0.3903</text:p>
          </table:table-cell>
          <table:table-cell table:formula="of:=LOG([.A200])" office:value-type="float" office:value="3.99782308074573" calcext:value-type="float">
            <text:p>3.9978230807</text:p>
          </table:table-cell>
          <table:table-cell table:formula="of:=[.A200]*LOG([.A200])" office:value-type="float" office:value="39778.33965342" calcext:value-type="float">
            <text:p>39778.3396534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924" calcext:value-type="float">
            <text:p>0.3924</text:p>
          </table:table-cell>
          <table:table-cell table:formula="of:=LOG([.A201])" office:value-type="float" office:value="4" calcext:value-type="float">
            <text:p>4</text:p>
          </table:table-cell>
          <table:table-cell table:formula="of:=[.A201]*LOG([.A201])" office:value-type="float" office:value="40000" calcext:value-type="float">
            <text:p>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2T12:38:10.143358509</dc:date>
    <dc:creator>nowa </dc:creator>
    <meta:document-statistic meta:table-count="1" meta:cell-count="80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95cm" svg:height="15.54cm" xlink:href=".." xlink:type="simple" chart:class="chart:scatter" chart:style-name="ch1">
        <chart:title svg:x="13.079cm" svg:y="0.446cm" chart:style-name="ch2">
          <text:p>Log(n)</text:p>
        </chart:title>
        <chart:plot-area chart:style-name="ch3" table:cell-range-address="Sheet1.A2:Sheet1.A201 Sheet1.C1:Sheet1.C201" chart:data-source-has-labels="row" svg:x="0.551cm" svg:y="1.561cm" svg:width="26.493cm" svg:height="13.669cm">
          <chartooo:coordinate-region svg:x="1.278cm" svg:y="1.76cm" svg:width="25.301cm" svg:height="12.8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1" chart:label-cell-address="Sheet1.C1:Sheet1.C1" chart:class="chart:scatter">
            <chart:domain table:cell-range-address="Sheet1.A2:Sheet1.A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(n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01</svg:desc>
                </draw:g>
              </table:table-cell>
              <table:table-cell office:value-type="float" office:value="1.69897000433602">
                <text:p>1.69897000433602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.17609125905568">
                <text:p>2.17609125905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.30102999566398">
                <text:p>2.30102999566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.39794000867204">
                <text:p>2.3979400086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47712125471966">
                <text:p>2.47712125471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2.54406804435028">
                <text:p>2.54406804435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.60205999132796">
                <text:p>2.60205999132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.65321251377534">
                <text:p>2.65321251377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.69897000433602">
                <text:p>2.69897000433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2.74036268949424">
                <text:p>2.740362689494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2.77815125038364">
                <text:p>2.77815125038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2.81291335664286">
                <text:p>2.8129133566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2.84509804001426">
                <text:p>2.84509804001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2.8750612633917">
                <text:p>2.8750612633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.90308998699194">
                <text:p>2.90308998699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2.92941892571429">
                <text:p>2.92941892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.95424250943932">
                <text:p>2.95424250943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2.97772360528885">
                <text:p>2.97772360528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3.02118929906994">
                <text:p>3.02118929906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3.04139268515822">
                <text:p>3.04139268515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3.06069784035361">
                <text:p>3.06069784035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3.07918124604762">
                <text:p>3.07918124604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3.09691001300806">
                <text:p>3.09691001300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3.11394335230684">
                <text:p>3.113943352306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3.13033376849501">
                <text:p>3.13033376849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3.14612803567824">
                <text:p>3.14612803567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3.16136800223497">
                <text:p>3.161368002234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3.17609125905568">
                <text:p>3.17609125905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3.19033169817029">
                <text:p>3.19033169817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3.20411998265592">
                <text:p>3.20411998265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3.21748394421391">
                <text:p>3.217483944213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3.23044892137827">
                <text:p>3.2304489213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3.24303804868629">
                <text:p>3.243038048686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3.25527250510331">
                <text:p>3.25527250510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3.26717172840301">
                <text:p>3.26717172840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3.27875360095283">
                <text:p>3.27875360095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3.29003461136252">
                <text:p>3.290034611362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3.30102999566398">
                <text:p>3.30102999566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3.31175386105575">
                <text:p>3.31175386105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3.32221929473392">
                <text:p>3.32221929473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3.3324384599156">
                <text:p>3.3324384599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3.34242268082221">
                <text:p>3.34242268082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3.35218251811136">
                <text:p>3.35218251811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3.36172783601759">
                <text:p>3.36172783601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3.37106786227174">
                <text:p>3.371067862271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3.38021124171161">
                <text:p>3.38021124171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3.38916608436453">
                <text:p>3.38916608436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3.39794000867204">
                <text:p>3.39794000867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3.40654018043395">
                <text:p>3.40654018043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3.41497334797082">
                <text:p>3.41497334797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3.42324587393681">
                <text:p>3.42324587393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3.43136376415899">
                <text:p>3.431363764158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3.43933269383026">
                <text:p>3.439332693830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3.44715803134222">
                <text:p>3.44715803134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3.45484486000851">
                <text:p>3.45484486000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3.46239799789896">
                <text:p>3.46239799789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3.46982201597816">
                <text:p>3.46982201597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3.47712125471966">
                <text:p>3.47712125471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3.48429983934679">
                <text:p>3.48429983934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3.49136169383427">
                <text:p>3.49136169383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3.4983105537896">
                <text:p>3.4983105537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3.50514997831991">
                <text:p>3.50514997831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3.51188336097887">
                <text:p>3.51188336097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3.51851393987789">
                <text:p>3.518513939877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3.52504480703684">
                <text:p>3.52504480703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3.53147891704225">
                <text:p>3.53147891704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3.53781909507327">
                <text:p>3.537819095073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3.54406804435028">
                <text:p>3.54406804435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3.55022835305509">
                <text:p>3.55022835305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3.55630250076729">
                <text:p>3.556302500767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3.56229286445647">
                <text:p>3.562292864456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3.56820172406699">
                <text:p>3.568201724066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3.57403126772772">
                <text:p>3.574031267727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3.57978359661681">
                <text:p>3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3.5854607295085">
                <text:p>3.58546072950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3.5910646070265">
                <text:p>3.5910646070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3.59659709562646">
                <text:p>3.59659709562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3.60205999132796">
                <text:p>3.602059991327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3.60745502321467">
                <text:p>3.60745502321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3.61278385671973">
                <text:p>3.61278385671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3.61804809671209">
                <text:p>3.61804809671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3.6232492903979">
                <text:p>3.6232492903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3.62838893005031">
                <text:p>3.62838893005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3.63346845557959">
                <text:p>3.633468455579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3.63848925695464">
                <text:p>3.63848925695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3.64345267648619">
                <text:p>3.64345267648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3.64836001098093">
                <text:p>3.64836001098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3.65321251377534">
                <text:p>3.65321251377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3.65801139665711">
                <text:p>3.658011396657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3.66275783168157">
                <text:p>3.66275783168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3.66745295288995">
                <text:p>3.667452952889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3.67209785793572">
                <text:p>3.67209785793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3.67669360962487">
                <text:p>3.676693609624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3.68124123737559">
                <text:p>3.681241237375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3.68574173860226">
                <text:p>3.68574173860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3.69019608002851">
                <text:p>3.69019608002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3.69460519893357">
                <text:p>3.69460519893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3.69897000433602">
                <text:p>3.69897000433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3.70329137811866">
                <text:p>3.703291378118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3.70757017609794">
                <text:p>3.707570176097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3.71180722904119">
                <text:p>3.711807229041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3.7160033436348">
                <text:p>3.71600334363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3.72015930340596">
                <text:p>3.720159303405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3.72427586960079">
                <text:p>3.724275869600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3.72835378202123">
                <text:p>3.728353782021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3.73239375982297">
                <text:p>3.732393759822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3.73639650227664">
                <text:p>3.736396502276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3.74036268949424">
                <text:p>3.74036268949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3.74429298312268">
                <text:p>3.744292983122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3.7481880270062">
                <text:p>3.7481880270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3.75204844781944">
                <text:p>3.752048447819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3.75587485567249">
                <text:p>3.755874855672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3.75966784468963">
                <text:p>3.75966784468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3.76342799356294">
                <text:p>3.76342799356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3.76715586608218">
                <text:p>3.76715586608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3.77085201164214">
                <text:p>3.770852011642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3.77451696572855">
                <text:p>3.774516965728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3.77815125038364">
                <text:p>3.778151250383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3.78175537465247">
                <text:p>3.78175537465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3.78532983501077">
                <text:p>3.78532983501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3.78887511577542">
                <text:p>3.78887511577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3.79239168949825">
                <text:p>3.79239168949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3.79588001734407">
                <text:p>3.79588001734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3.79934054945358">
                <text:p>3.79934054945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3.80277372529198">
                <text:p>3.802773725291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3.80617997398389">
                <text:p>3.80617997398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3.80955971463527">
                <text:p>3.809559714635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3.81291335664285">
                <text:p>3.812913356642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3.81624129999178">
                <text:p>3.81624129999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3.81954393554187">
                <text:p>3.81954393554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3.8228216453031">
                <text:p>3.82282164530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3.82607480270083">
                <text:p>3.826074802700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3.82930377283102">
                <text:p>3.82930377283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3.83250891270624">
                <text:p>3.832508912706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3.83569057149242">
                <text:p>3.835690571492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3.83884909073725">
                <text:p>3.838849090737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3.84198480459011">
                <text:p>3.841984804590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3.84509804001426">
                <text:p>3.84509804001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3.8481891169914">
                <text:p>3.84818911699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3.85125834871907">
                <text:p>3.85125834871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3.85430604180108">
                <text:p>3.854306041801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3.85733249643127">
                <text:p>3.85733249643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3.86033800657099">
                <text:p>3.860338006570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3.86332286012046">
                <text:p>3.86332286012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3.86628733908419">
                <text:p>3.866287339084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3.86923171973098">
                <text:p>3.869231719730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3.87215627274829">
                <text:p>3.872156272748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3.8750612633917">
                <text:p>3.87506126339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3.87794695162919">
                <text:p>3.877946951629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3.88081359228079">
                <text:p>3.880813592280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3.88366143515362">
                <text:p>3.883661435153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3.88649072517248">
                <text:p>3.886490725172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3.88930170250631">
                <text:p>3.889301702506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3.89209460269048">
                <text:p>3.892094602690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3.89486965674525">
                <text:p>3.894869656745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3.89762709129044">
                <text:p>3.897627091290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3.90036712865647">
                <text:p>3.900367128656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3.90308998699194">
                <text:p>3.903089986991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3.90579588036787">
                <text:p>3.905795880367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3.90848501887865">
                <text:p>3.908485018878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3.91115760873998">
                <text:p>3.91115760873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3.91381385238372">
                <text:p>3.913813852383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3.91645394854992">
                <text:p>3.916453948549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3.91907809237607">
                <text:p>3.919078092376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3.9216864754836">
                <text:p>3.92168647548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3.92427928606188">
                <text:p>3.924279286061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3.92685670894969">
                <text:p>3.926856708949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3.92941892571429">
                <text:p>3.929418925714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3.93196611472817">
                <text:p>3.93196611472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3.93449845124357">
                <text:p>3.934498451243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3.93701610746481">
                <text:p>3.93701610746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3.93951925261862">
                <text:p>3.939519252618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3.94200805302231">
                <text:p>3.94200805302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3.94448267215017">
                <text:p>3.94448267215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3.94694327069782">
                <text:p>3.946943270697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3.94939000664491">
                <text:p>3.949390006644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3.95182303531591">
                <text:p>3.951823035315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3.95424250943932">
                <text:p>3.95424250943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3.9566485792052">
                <text:p>3.95664857920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3.95904139232109">
                <text:p>3.959041392321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3.96142109406645">
                <text:p>3.961421094066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3.96378782734556">
                <text:p>3.963787827345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3.96614173273903">
                <text:p>3.966141732739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3.96848294855394">
                <text:p>3.96848294855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3.97081161087252">
                <text:p>3.97081161087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3.9731278535997">
                <text:p>3.97312785359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3.97543180850926">
                <text:p>3.97543180850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3.97772360528885">
                <text:p>3.977723605288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3.98000337158375">
                <text:p>3.98000337158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3.98227123303957">
                <text:p>3.982271233039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3.98452731334379">
                <text:p>3.984527313343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3.98677173426624">
                <text:p>3.98677173426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3.98900461569854">
                <text:p>3.98900461569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3.99122607569249">
                <text:p>3.991226075692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3.99343623049761">
                <text:p>3.993436230497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3.99563519459755">
                <text:p>3.995635194597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3.99782308074573">
                <text:p>3.997823080745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469cm" svg:height="15.44cm" xlink:href=".." xlink:type="simple" chart:class="chart:scatter" chart:style-name="ch1">
        <chart:title svg:x="12.804cm" svg:y="0.444cm" chart:style-name="ch2">
          <text:p>n*Log(n)</text:p>
        </chart:title>
        <chart:plot-area chart:style-name="ch3" table:cell-range-address="Sheet1.A2:Sheet1.A201 Sheet1.D1:Sheet1.D201" chart:data-source-has-labels="row" svg:x="0.549cm" svg:y="1.557cm" svg:width="26.371cm" svg:height="13.575cm">
          <chartooo:coordinate-region svg:x="1.726cm" svg:y="1.756cm" svg:width="24.729cm" svg:height="12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01" chart:label-cell-address="Sheet1.D1:Sheet1.D1" chart:class="chart:scatter">
            <chart:domain table:cell-range-address="Sheet1.A2:Sheet1.A201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*log(n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01</svg:desc>
                </draw:g>
              </table:table-cell>
              <table:table-cell office:value-type="float" office:value="84.9485002168009">
                <text:p>84.9485002168009</text:p>
                <draw:g>
                  <svg:desc>Sheet1.D2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26.413688858352">
                <text:p>326.413688858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60.205999132796">
                <text:p>460.20599913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599.485002168009">
                <text:p>599.485002168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743.136376415899">
                <text:p>743.136376415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890.423815522596">
                <text:p>890.423815522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040.82399653118">
                <text:p>1040.82399653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193.9456311989">
                <text:p>1193.94563119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1349.48500216801">
                <text:p>1349.48500216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1507.19947922183">
                <text:p>1507.19947922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666.89075023019">
                <text:p>1666.89075023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1828.39368181786">
                <text:p>1828.39368181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991.56862800998">
                <text:p>1991.56862800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2156.29594754377">
                <text:p>2156.29594754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322.47198959355">
                <text:p>2322.47198959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2490.00608685715">
                <text:p>2490.00608685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2658.81825849539">
                <text:p>2658.81825849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2828.83742502441">
                <text:p>2828.83742502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3172.24876402343">
                <text:p>3172.24876402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3345.53195367405">
                <text:p>3345.53195367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3519.80251640665">
                <text:p>3519.80251640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3695.01749525715">
                <text:p>3695.01749525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3871.13751626007">
                <text:p>3871.137516260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4048.12635799889">
                <text:p>4048.12635799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4225.95058746826">
                <text:p>4225.950587468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4404.57924994953">
                <text:p>4404.57924994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4583.98360324071">
                <text:p>4583.98360324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764.13688858352">
                <text:p>4764.136888583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4945.01413216395">
                <text:p>4945.014132163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5126.59197224948">
                <text:p>5126.5919722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5308.84850795295">
                <text:p>5308.848507952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5491.76316634307">
                <text:p>5491.76316634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5675.31658520101">
                <text:p>5675.31658520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5859.49050918595">
                <text:p>5859.490509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6044.26769754558">
                <text:p>6044.26769754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6229.63184181037">
                <text:p>6229.631841810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6415.56749215691">
                <text:p>6415.56749215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6602.05999132796">
                <text:p>6602.05999132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6789.0954151643">
                <text:p>6789.0954151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6976.66051894123">
                <text:p>6976.66051894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7164.74268881855">
                <text:p>7164.74268881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7353.32989780885">
                <text:p>7353.329897808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7542.41066575057">
                <text:p>7542.410665750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7731.97402284046">
                <text:p>7731.97402284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7922.00947633858">
                <text:p>7922.009476338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8112.50698010785">
                <text:p>8112.50698010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8303.4569066931">
                <text:p>8303.4569066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8494.85002168009">
                <text:p>8494.85002168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8686.67746010659">
                <text:p>8686.67746010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8878.93070472413">
                <text:p>8878.930704724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9071.60156593254">
                <text:p>9071.60156593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9264.68216322927">
                <text:p>9264.68216322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9458.16490803322">
                <text:p>9458.164908033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9652.04248775821">
                <text:p>9652.04248775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9846.30785102425">
                <text:p>9846.307851024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10040.954193907">
                <text:p>10040.9541939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10235.9749471356">
                <text:p>10235.97494713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10431.363764159">
                <text:p>10431.363764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10627.1145100077">
                <text:p>10627.11451000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10823.2212508862">
                <text:p>10823.22125088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11019.6782444372">
                <text:p>11019.67824443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11216.4799306237">
                <text:p>11216.4799306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11413.6209231813">
                <text:p>11413.62092318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11611.096001597">
                <text:p>11611.0960015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11808.9001035734">
                <text:p>11808.90010357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12007.0283179437">
                <text:p>12007.02831794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12205.4758780028">
                <text:p>12205.47587800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12404.238155226">
                <text:p>12404.238155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12603.3106533456">
                <text:p>12603.3106533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12802.6890027622">
                <text:p>12802.68900276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13002.3689552661">
                <text:p>13002.36895526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13202.3463790479">
                <text:p>13202.34637904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13402.6172539789">
                <text:p>13402.6172539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13603.1776671439">
                <text:p>13603.1776671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13804.0238086077">
                <text:p>13804.0238086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14005.1519674033">
                <text:p>14005.15196740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14206.5585277245">
                <text:p>14206.5585277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14408.2399653118">
                <text:p>14408.2399653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14610.1928440194">
                <text:p>14610.19284401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14812.4138125509">
                <text:p>14812.4138125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15014.8996013552">
                <text:p>15014.89960135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15217.6470196712">
                <text:p>15217.6470196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15420.6529527138">
                <text:p>15420.6529527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15623.9143589922">
                <text:p>15623.9143589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15827.4282677527">
                <text:p>15827.4282677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16031.1917765392">
                <text:p>16031.19177653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16235.2020488651">
                <text:p>16235.202048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16439.456311989">
                <text:p>16439.456311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16643.9518547899">
                <text:p>16643.95185478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16848.6860257352">
                <text:p>16848.6860257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17053.6562309383">
                <text:p>17053.65623093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17258.8599322979">
                <text:p>17258.8599322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17464.2946457181">
                <text:p>17464.2946457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17669.9579394028">
                <text:p>17669.9579394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17875.847432221">
                <text:p>17875.847432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18081.9607921397">
                <text:p>18081.96079213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18288.2957347212">
                <text:p>18288.2957347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18494.8500216801">
                <text:p>18494.85002168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18701.6214594992">
                <text:p>18701.62145949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18908.6078980995">
                <text:p>18908.6078980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19115.8072295621">
                <text:p>19115.80722956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19323.217386901">
                <text:p>19323.2173869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19530.8363428813">
                <text:p>19530.83634288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19738.6621088842">
                <text:p>19738.66210888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19946.6927338136">
                <text:p>19946.69273381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20154.926303044">
                <text:p>20154.926303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20363.3609374077">
                <text:p>20363.36093740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20571.9947922183">
                <text:p>20571.9947922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20780.8260563309">
                <text:p>20780.82605633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20989.8529512347">
                <text:p>20989.85295123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21199.0737301798">
                <text:p>21199.07373017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21408.4866773332">
                <text:p>21408.4866773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21618.0901069654">
                <text:p>21618.09010696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21827.882362665">
                <text:p>21827.8823626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22037.8618165808">
                <text:p>22037.8618165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22248.0268686886">
                <text:p>22248.02686868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22458.3759460849">
                <text:p>22458.37594608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22668.9075023019">
                <text:p>22668.90750230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22879.6200166474">
                <text:p>22879.6200166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23090.5119935657">
                <text:p>23090.51199356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23301.5819620188">
                <text:p>23301.58196201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23512.8284748892">
                <text:p>23512.8284748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23724.2501084005">
                <text:p>23724.25010840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23935.8454615576">
                <text:p>23935.8454615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24147.613155604">
                <text:p>24147.6131556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24359.5518334969">
                <text:p>24359.5518334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24571.6601593975">
                <text:p>24571.66015939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24783.9368181786">
                <text:p>24783.93681817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24996.3805149462">
                <text:p>24996.3805149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25208.9899745763">
                <text:p>25208.98997457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25421.7639412656">
                <text:p>25421.76394126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25634.7011780955">
                <text:p>25634.7011780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25847.8004666094">
                <text:p>25847.80046660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26061.0606064024">
                <text:p>26061.06060640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26274.4804147231">
                <text:p>26274.48041472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26488.0587260871">
                <text:p>26488.05872608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26701.7943919013">
                <text:p>26701.7943919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26915.6862800998">
                <text:p>26915.68628009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27129.7332747894">
                <text:p>27129.73327478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27343.9342759054">
                <text:p>27343.9342759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27558.2881988777">
                <text:p>27558.28819887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27772.7939743051">
                <text:p>27772.79397430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27987.4505476397">
                <text:p>27987.4505476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28202.2568788793">
                <text:p>28202.25687887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28417.2119422688">
                <text:p>28417.2119422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28632.3147260092">
                <text:p>28632.31472600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28847.5642319748">
                <text:p>28847.56423197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29062.9594754377">
                <text:p>29062.95947543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29278.4994848004">
                <text:p>29278.49948480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29494.183301334">
                <text:p>29494.183301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29710.0099789252">
                <text:p>29710.00997892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29925.9785838281">
                <text:p>29925.9785838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30142.0881944239">
                <text:p>30142.0881944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30358.3379009857">
                <text:p>30358.33790098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30574.7268054502">
                <text:p>30574.72680545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30791.2540211945">
                <text:p>30791.25402119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31007.9186728189">
                <text:p>31007.91867281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31224.7198959355">
                <text:p>31224.71989593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31441.6568369613">
                <text:p>31441.65683696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31658.7286529171">
                <text:p>31658.7286529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31875.9345112308">
                <text:p>31875.93451123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32093.2735895465">
                <text:p>32093.27358954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32310.7450755369">
                <text:p>32310.7450755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32528.3481667214">
                <text:p>32528.3481667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32746.0820702881">
                <text:p>32746.0820702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32963.9460029198">
                <text:p>32963.9460029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33181.9391906249">
                <text:p>33181.93919062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33400.0608685715">
                <text:p>33400.06086857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33618.3102809259">
                <text:p>33618.31028092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33836.6866806947">
                <text:p>33836.68668069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34055.1893295706">
                <text:p>34055.18932957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34273.817497782">
                <text:p>34273.817497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34492.5704639452">
                <text:p>34492.57046394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34711.4475149215">
                <text:p>34711.44751492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34930.4479456757">
                <text:p>34930.4479456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35149.5710591397">
                <text:p>35149.57105913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35368.8161660774">
                <text:p>35368.81616607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35588.1825849539">
                <text:p>35588.18258495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35807.6696418071">
                <text:p>35807.6696418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36027.2766701219">
                <text:p>36027.27667012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36247.003010708">
                <text:p>36247.0030107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36466.8480115791">
                <text:p>36466.84801157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36686.811027836">
                <text:p>36686.8110278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36906.8914215516">
                <text:p>36906.89142155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37127.088561658">
                <text:p>37127.0885616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37347.4018238372">
                <text:p>37347.40182383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37567.8305904125">
                <text:p>37567.8305904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37788.3742502441">
                <text:p>37788.37425024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38009.0321986248">
                <text:p>38009.0321986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38229.8038371799">
                <text:p>38229.80383717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38450.6885737676">
                <text:p>38450.68857376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38671.6858223826">
                <text:p>38671.68582238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38892.7950030607">
                <text:p>38892.79500306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39114.0155417864">
                <text:p>39114.01554178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39335.3468704015">
                <text:p>39335.3468704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39556.7884265157">
                <text:p>39556.78842651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39778.33965342">
                <text:p>39778.33965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40000">
                <text:p>4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